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Thumbnails/thumbnail.png" manifest:media-type="image/png"/>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content.xml" manifest:media-type="text/xml"/>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Pictures/10000001000002070000003CDA280D6D.png" manifest:media-type="image/png"/>
  <manifest:file-entry manifest:full-path="Pictures/10000001000002070000003CFA258670.png" manifest:media-type="image/png"/>
  <manifest:file-entry manifest:full-path="Pictures/10000001000002070000003CE871B677.png" manifest:media-type="image/png"/>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manifest.rdf" manifest:media-type="application/rdf+xml"/>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Replacements/Object 3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
  <manifest:file-entry manifest:full-path="ObjectReplacements/Object 36" manifest:media-type="application/x-openoffice-gdimetafile;windows_formatname=&quot;GDIMetaFile&quot;"/>
  <manifest:file-entry manifest:full-path="ObjectReplacements/Object 37" manifest:media-type=""/>
  <manifest:file-entry manifest:full-path="ObjectReplacements/Object 38" manifest:media-type=""/>
  <manifest:file-entry manifest:full-path="ObjectReplacements/Object 40" manifest:media-type=""/>
  <manifest:file-entry manifest:full-path="ObjectReplacements/Object 56" manifest:media-type="application/x-openoffice-gdimetafile;windows_formatname=&quot;GDIMetaFile&quot;"/>
  <manifest:file-entry manifest:full-path="ObjectReplacements/Object 44" manifest:media-type=""/>
  <manifest:file-entry manifest:full-path="ObjectReplacements/Object 55" manifest:media-type=""/>
  <manifest:file-entry manifest:full-path="ObjectReplacements/Object 43" manifest:media-type=""/>
  <manifest:file-entry manifest:full-path="ObjectReplacements/Object 54" manifest:media-type="application/x-openoffice-gdimetafile;windows_formatname=&quot;GDIMetaFile&quot;"/>
  <manifest:file-entry manifest:full-path="ObjectReplacements/Object 42" manifest:media-type=""/>
  <manifest:file-entry manifest:full-path="ObjectReplacements/Object 53" manifest:media-type=""/>
  <manifest:file-entry manifest:full-path="ObjectReplacements/Object 39" manifest:media-type=""/>
  <manifest:file-entry manifest:full-path="ObjectReplacements/Object 41" manifest:media-type=""/>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6" manifest:media-type=""/>
  <manifest:file-entry manifest:full-path="ObjectReplacements/Object 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
  <manifest:file-entry manifest:full-path="ObjectReplacements/Object 20" manifest:media-type=""/>
  <manifest:file-entry manifest:full-path="ObjectReplacements/Object 5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5" manifest:media-type=""/>
  <manifest:file-entry manifest:full-path="ObjectReplacements/Object 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8" manifest:media-type=""/>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5" manifest:media-type=""/>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settings.xml" manifest:media-type="text/xml"/>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Configurations2/" manifest:media-type="application/vnd.sun.xml.ui.configuration"/>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nter" svg:font-family="Inter, system-ui, apple-system, BlinkMacSystemFont, 'Segoe UI', Roboto, 'Noto Sans', Ubuntu, Cantarell, 'Helvetica Neue', Oxygen, 'Open Sans', sans-serif"/>
    <style:font-face style:name="KaTeX Main" svg:font-family="'KaTeX Main', 'Times New Roman', serif"/>
    <style:font-face style:name="KaTeX Math" svg:font-family="'KaTeX Math'"/>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ds-font-family-code" svg:font-family="'var ds-font-family-code'"/>
  </office:font-face-decls>
  <office:automatic-styles>
    <style:style style:name="P1" style:family="paragraph" style:parent-style-name="Preformatted_20_Text">
      <style:paragraph-properties fo:margin-left="0in" fo:margin-right="0in" fo:margin-top="0in" fo:margin-bottom="0.1965in" style:contextual-spacing="false" fo:text-indent="0in" style:auto-text-indent="false" fo:padding="0in" fo:border="none"/>
    </style:style>
    <style:style style:name="P2" style:family="paragraph" style:parent-style-name="Preformatted_20_Text">
      <style:paragraph-properties fo:margin-left="0in" fo:margin-right="0in" fo:text-indent="0in" style:auto-text-indent="false" fo:padding="0in" fo:border="none"/>
    </style:style>
    <style:style style:name="P3" style:family="paragraph" style:parent-style-name="Text_20_body">
      <style:paragraph-properties fo:margin-left="0in" fo:margin-right="0in" fo:text-indent="0in" style:auto-text-indent="false" fo:padding="0in" fo:border="none"/>
    </style:style>
    <style:style style:name="P4" style:family="paragraph" style:parent-style-name="Heading_20_1">
      <style:paragraph-properties fo:margin-top="0in" fo:margin-bottom="0in" style:contextual-spacing="false" fo:break-before="page"/>
      <style:text-properties officeooo:paragraph-rsid="00077484"/>
    </style:style>
    <style:style style:name="P5" style:family="paragraph" style:parent-style-name="Heading_20_1">
      <style:paragraph-properties fo:margin-top="0in" fo:margin-bottom="0in" style:contextual-spacing="false" fo:break-before="page"/>
      <style:text-properties officeooo:paragraph-rsid="00099189"/>
    </style:style>
    <style:style style:name="P6" style:family="paragraph" style:parent-style-name="Heading_20_1">
      <style:paragraph-properties fo:margin-top="0in" fo:margin-bottom="0in" style:contextual-spacing="false" fo:break-before="page"/>
      <style:text-properties officeooo:paragraph-rsid="0010249e"/>
    </style:style>
    <style:style style:name="P7" style:family="paragraph" style:parent-style-name="Heading_20_1">
      <style:paragraph-properties fo:margin-top="0in" fo:margin-bottom="0in" style:contextual-spacing="false" fo:break-before="page"/>
      <style:text-properties officeooo:paragraph-rsid="001af3f6"/>
    </style:style>
    <style:style style:name="P8" style:family="paragraph" style:parent-style-name="Heading_20_3">
      <style:paragraph-properties fo:margin-top="0in" fo:margin-bottom="0in" style:contextual-spacing="false" fo:break-before="page"/>
      <style:text-properties fo:font-variant="normal" fo:text-transform="none" fo:color="#000000" loext:opacity="100%" style:font-name="Liberation Serif" fo:letter-spacing="normal" fo:font-style="normal" style:text-underline-style="solid" style:text-underline-width="auto" style:text-underline-color="font-color" fo:font-weight="bold" officeooo:paragraph-rsid="00099189" style:font-weight-asian="bold" style:font-weight-complex="bold"/>
    </style:style>
    <style:style style:name="P9" style:family="paragraph" style:parent-style-name="Heading_20_3">
      <style:paragraph-properties fo:margin-top="0in" fo:margin-bottom="0in" style:contextual-spacing="false" fo:keep-with-next="always"/>
      <style:text-properties officeooo:paragraph-rsid="00099189"/>
    </style:style>
    <style:style style:name="P10" style:family="paragraph" style:parent-style-name="Heading_20_3">
      <style:paragraph-properties fo:margin-top="0in" fo:margin-bottom="0in" style:contextual-spacing="false" fo:break-before="page"/>
      <style:text-properties style:text-underline-style="solid" style:text-underline-width="auto" style:text-underline-color="font-color" fo:font-weight="bold" officeooo:paragraph-rsid="00099189" style:font-weight-asian="bold" style:font-weight-complex="bold"/>
    </style:style>
    <style:style style:name="P11" style:family="paragraph" style:parent-style-name="Heading_20_4">
      <style:paragraph-properties fo:margin-top="0in" fo:margin-bottom="0in" style:contextual-spacing="false"/>
      <style:text-properties officeooo:paragraph-rsid="00125b9f"/>
    </style:style>
    <style:style style:name="P12" style:family="paragraph" style:parent-style-name="Heading_20_4">
      <style:paragraph-properties fo:margin-top="0in" fo:margin-bottom="0in" style:contextual-spacing="false" fo:break-before="page"/>
      <style:text-properties fo:color="#000000" loext:opacity="100%" style:font-name="Liberation Serif" officeooo:paragraph-rsid="00099189"/>
    </style:style>
    <style:style style:name="P13" style:family="paragraph" style:parent-style-name="Heading_20_4">
      <style:paragraph-properties fo:margin-top="0in" fo:margin-bottom="0in" style:contextual-spacing="false"/>
      <style:text-properties fo:color="#000000" loext:opacity="100%" style:font-name="Liberation Serif" officeooo:paragraph-rsid="00099189"/>
    </style:style>
    <style:style style:name="P14" style:family="paragraph" style:parent-style-name="Standard">
      <loext:graphic-properties draw:fill="solid" draw:fill-color="#e0c2cd" draw:opacity="100%"/>
      <style:paragraph-properties fo:background-color="#e0c2cd"/>
    </style:style>
    <style:style style:name="P15" style:family="paragraph" style:parent-style-name="Standard">
      <loext:graphic-properties draw:fill="solid" draw:fill-color="#dee6ef" draw:opacity="100%"/>
      <style:paragraph-properties fo:background-color="#dee6ef"/>
    </style:style>
    <style:style style:name="P16" style:family="paragraph" style:parent-style-name="Standard">
      <loext:graphic-properties draw:fill="solid" draw:fill-color="#ffffa6" draw:opacity="100%"/>
      <style:paragraph-properties fo:background-color="#ffffa6"/>
    </style:style>
    <style:style style:name="P17" style:family="paragraph" style:parent-style-name="Standard">
      <style:text-properties officeooo:paragraph-rsid="001d8b11"/>
    </style:style>
    <style:style style:name="P18" style:family="paragraph" style:parent-style-name="Standard">
      <loext:graphic-properties draw:fill="solid" draw:fill-color="#dee6ef" draw:opacity="100%"/>
      <style:paragraph-properties fo:break-before="page" fo:background-color="#dee6ef"/>
      <style:text-properties officeooo:paragraph-rsid="001d8b11"/>
    </style:style>
    <style:style style:name="P19" style:family="paragraph" style:parent-style-name="Standard">
      <loext:graphic-properties draw:fill="solid" draw:fill-color="#dee6ef" draw:opacity="100%"/>
      <style:paragraph-properties fo:background-color="#dee6ef"/>
      <style:text-properties fo:font-style="italic" fo:font-weight="bold" style:font-style-asian="italic" style:font-weight-asian="bold" style:font-style-complex="italic" style:font-weight-complex="bold"/>
    </style:style>
    <style:style style:name="P20" style:family="paragraph" style:parent-style-name="Text_20_body" style:list-style-name="L1">
      <style:paragraph-properties fo:margin-left="0in" fo:margin-right="0in" fo:margin-top="0in" fo:margin-bottom="0in" style:contextual-spacing="false" fo:text-indent="0in" style:auto-text-indent="false" fo:padding="0in" fo:border="none"/>
    </style:style>
    <style:style style:name="P21" style:family="paragraph" style:parent-style-name="Text_20_body" style:list-style-name="L1">
      <style:paragraph-properties fo:margin-left="0in" fo:margin-right="0in" fo:text-indent="0in" style:auto-text-indent="false" fo:padding="0in" fo:border="none"/>
    </style:style>
    <style:style style:name="P22" style:family="paragraph" style:parent-style-name="Text_20_body">
      <style:paragraph-properties fo:margin-top="0in" fo:margin-bottom="0in" style:contextual-spacing="false"/>
    </style:style>
    <style:style style:name="P23" style:family="paragraph" style:parent-style-name="Text_20_body">
      <loext:graphic-properties draw:fill="solid" draw:fill-color="#dee6ef" draw:opacity="100%"/>
      <style:paragraph-properties fo:margin-top="0in" fo:margin-bottom="0in" style:contextual-spacing="false" fo:background-color="#dee6ef"/>
    </style:style>
    <style:style style:name="P24" style:family="paragraph" style:parent-style-name="Text_20_body">
      <style:paragraph-properties fo:margin-top="0in" fo:margin-bottom="0in" style:contextual-spacing="false"/>
      <style:text-properties officeooo:paragraph-rsid="00077484"/>
    </style:style>
    <style:style style:name="P25" style:family="paragraph" style:parent-style-name="Text_20_body">
      <loext:graphic-properties draw:fill="solid" draw:fill-color="#dee6ef" draw:opacity="100%"/>
      <style:paragraph-properties fo:margin-top="0in" fo:margin-bottom="0in" style:contextual-spacing="false" fo:break-before="page" fo:background-color="#dee6ef"/>
      <style:text-properties officeooo:paragraph-rsid="00077484"/>
    </style:style>
    <style:style style:name="P26" style:family="paragraph" style:parent-style-name="Text_20_body">
      <style:paragraph-properties fo:margin-top="0in" fo:margin-bottom="0in" style:contextual-spacing="false"/>
      <style:text-properties officeooo:paragraph-rsid="00099189"/>
    </style:style>
    <style:style style:name="P27" style:family="paragraph" style:parent-style-name="Text_20_body">
      <loext:graphic-properties draw:fill="solid" draw:fill-color="#dee6ef" draw:opacity="100%"/>
      <style:paragraph-properties fo:margin-top="0in" fo:margin-bottom="0in" style:contextual-spacing="false" fo:background-color="#dee6ef"/>
      <style:text-properties officeooo:paragraph-rsid="00099189"/>
    </style:style>
    <style:style style:name="P28" style:family="paragraph" style:parent-style-name="Text_20_body">
      <style:paragraph-properties fo:margin-top="0in" fo:margin-bottom="0in" style:contextual-spacing="false"/>
      <style:text-properties officeooo:paragraph-rsid="000b8065"/>
    </style:style>
    <style:style style:name="P29" style:family="paragraph" style:parent-style-name="Text_20_body">
      <style:paragraph-properties fo:margin-top="0in" fo:margin-bottom="0in" style:contextual-spacing="false"/>
      <style:text-properties fo:font-weight="bold" officeooo:paragraph-rsid="00099189" style:font-weight-asian="bold" style:font-weight-complex="bold"/>
    </style:style>
    <style:style style:name="P30" style:family="paragraph" style:parent-style-name="Text_20_body">
      <loext:graphic-properties draw:fill="solid" draw:fill-color="#b7b3ca" draw:opacity="100%"/>
      <style:paragraph-properties fo:margin-left="0in" fo:margin-right="0in" fo:margin-top="0.1598in" fo:margin-bottom="0.1in" style:contextual-spacing="false" fo:text-indent="0in" style:auto-text-indent="false" fo:background-color="#b7b3ca"/>
      <style:text-properties fo:font-weight="bold" style:font-weight-asian="bold" style:font-weight-complex="bold"/>
    </style:style>
    <style:style style:name="P31" style:family="paragraph" style:parent-style-name="Text_20_body">
      <style:paragraph-properties fo:margin-left="0in" fo:margin-right="0in" fo:text-indent="0in" style:auto-text-indent="false"/>
    </style:style>
    <style:style style:name="P32" style:family="paragraph" style:parent-style-name="Text_20_body">
      <style:paragraph-properties fo:margin-left="0in" fo:margin-right="0in" fo:text-indent="0in" style:auto-text-indent="false" fo:padding="0in" fo:border="none"/>
    </style:style>
    <style:style style:name="P33" style:family="paragraph" style:parent-style-name="Text_20_body">
      <style:paragraph-properties fo:margin-left="0.1252in" fo:margin-right="0in" fo:text-indent="0in" style:auto-text-indent="false"/>
    </style:style>
    <style:style style:name="P34" style:family="paragraph" style:parent-style-name="Text_20_body">
      <style:paragraph-properties fo:margin-left="0in" fo:margin-right="0in" fo:text-align="justify" style:justify-single-word="false" fo:text-indent="0in" style:auto-text-indent="false" fo:padding="0in" fo:border="none"/>
      <style:text-properties officeooo:paragraph-rsid="00125b9f"/>
    </style:style>
    <style:style style:name="P35" style:family="paragraph" style:parent-style-name="Text_20_body" style:list-style-name="L2">
      <style:paragraph-properties fo:margin-left="0in" fo:margin-right="0in" fo:margin-top="0in" fo:margin-bottom="0.0417in" style:contextual-spacing="false" fo:text-align="justify" style:justify-single-word="false" fo:orphans="2" fo:widows="2" fo:text-indent="0in" style:auto-text-indent="false"/>
    </style:style>
    <style:style style:name="P36" style:family="paragraph" style:parent-style-name="Text_20_body" style:list-style-name="L2">
      <style:paragraph-properties fo:margin-left="0in" fo:margin-right="0in" fo:margin-top="0in" fo:margin-bottom="0in" style:contextual-spacing="false" fo:text-align="justify" style:justify-single-word="false" fo:orphans="2" fo:widows="2" fo:text-indent="0in" style:auto-text-indent="false"/>
    </style:style>
    <style:style style:name="P37" style:family="paragraph" style:parent-style-name="Text_20_body" style:list-style-name="L2">
      <style:paragraph-properties fo:margin-left="0in" fo:margin-right="0in" fo:margin-top="0in" fo:margin-bottom="0in" style:contextual-spacing="false" fo:line-height="120%" fo:text-align="justify"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style:style>
    <style:style style:name="P38" style:family="paragraph" style:parent-style-name="Text_20_body">
      <style:paragraph-properties fo:margin-left="0.1252in" fo:margin-right="0in" fo:text-align="justify"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style:style>
    <style:style style:name="P39" style:family="paragraph" style:parent-style-name="Text_20_body" style:list-style-name="L2">
      <style:paragraph-properties fo:margin-left="0in" fo:margin-right="0in" fo:margin-top="0in" fo:margin-bottom="0in" style:contextual-spacing="false" fo:text-align="justify"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style:style>
    <style:style style:name="P40" style:family="paragraph" style:parent-style-name="Text_20_body" style:list-style-name="L3">
      <style:paragraph-properties fo:margin-left="0in" fo:margin-right="0in" fo:margin-top="0in" fo:margin-bottom="0in" style:contextual-spacing="false" fo:line-height="120%" fo:orphans="2" fo:widows="2" fo:text-indent="0in" style:auto-text-indent="false"/>
      <style:text-properties fo:font-variant="normal" fo:text-transform="none" fo:color="#000000" loext:opacity="100%" style:font-name="Liberation Serif" fo:font-size="12pt" fo:letter-spacing="normal" fo:font-style="normal" fo:font-weight="normal" style:font-size-asian="12pt" style:font-size-complex="12pt"/>
    </style:style>
    <style:style style:name="P41" style:family="paragraph" style:parent-style-name="Text_20_body" style:list-style-name="L6">
      <style:paragraph-properties fo:margin-left="0in" fo:margin-right="0in" fo:margin-top="0in" fo:margin-bottom="0in" style:contextual-spacing="false" fo:line-height="120%" fo:orphans="2" fo:widows="2" fo:text-indent="0in" style:auto-text-indent="false"/>
      <style:text-properties fo:font-variant="normal" fo:text-transform="none" fo:color="#000000" loext:opacity="100%" style:font-name="Liberation Serif" fo:font-size="12pt" fo:letter-spacing="normal" fo:font-style="normal" fo:font-weight="normal" officeooo:paragraph-rsid="00176b5d" style:font-size-asian="12pt" style:font-style-asian="normal" style:font-weight-asian="normal" style:font-size-complex="12pt" style:font-style-complex="normal" style:font-weight-complex="normal"/>
    </style:style>
    <style:style style:name="P42" style:family="paragraph" style:parent-style-name="Text_20_body" style:list-style-name="L5">
      <style:paragraph-properties fo:margin-left="0in" fo:margin-right="0in" fo:margin-top="0in" fo:margin-bottom="0in" style:contextual-spacing="false" fo:line-height="120%" fo:orphans="2" fo:widows="2" fo:text-indent="0in" style:auto-text-indent="false"/>
      <style:text-properties fo:font-variant="normal" fo:text-transform="none" fo:color="#000000" loext:opacity="100%" style:font-name="Liberation Serif" fo:font-size="12pt" fo:letter-spacing="normal" fo:font-style="normal" fo:font-weight="normal" officeooo:paragraph-rsid="00176b5d" style:font-size-asian="12pt" style:font-style-asian="normal" style:font-weight-asian="normal" style:font-size-complex="12pt" style:font-style-complex="normal" style:font-weight-complex="normal"/>
    </style:style>
    <style:style style:name="P43" style:family="paragraph" style:parent-style-name="Text_20_body" style:list-style-name="L7">
      <style:paragraph-properties fo:margin-left="0in" fo:margin-right="0in" fo:margin-top="0in" fo:margin-bottom="0in" style:contextual-spacing="false" fo:line-height="120%" fo:orphans="2" fo:widows="2" fo:text-indent="0in" style:auto-text-indent="false"/>
      <style:text-properties fo:font-variant="normal" fo:text-transform="none" fo:color="#000000" loext:opacity="100%" style:font-name="Liberation Serif" fo:font-size="12pt" fo:letter-spacing="normal" fo:font-style="normal" fo:font-weight="normal" officeooo:rsid="00176b5d" officeooo:paragraph-rsid="00176b5d" style:font-size-asian="12pt" style:font-style-asian="normal" style:font-weight-asian="normal" style:font-size-complex="12pt" style:font-style-complex="normal" style:font-weight-complex="normal"/>
    </style:style>
    <style:style style:name="P44" style:family="paragraph" style:parent-style-name="Text_20_body" style:list-style-name="L8">
      <style:paragraph-properties fo:margin-left="0in" fo:margin-right="0in" fo:margin-top="0in" fo:margin-bottom="0in" style:contextual-spacing="false" fo:line-height="120%" fo:orphans="2" fo:widows="2" fo:text-indent="0in" style:auto-text-indent="false"/>
      <style:text-properties fo:font-variant="normal" fo:text-transform="none" fo:color="#000000" loext:opacity="100%" style:font-name="Liberation Serif" fo:font-size="12pt" fo:letter-spacing="normal" fo:font-style="normal" fo:font-weight="normal" officeooo:rsid="00176b5d" officeooo:paragraph-rsid="00176b5d" style:font-size-asian="12pt" style:font-style-asian="normal" style:font-weight-asian="normal" style:font-size-complex="12pt" style:font-style-complex="normal" style:font-weight-complex="normal"/>
    </style:style>
    <style:style style:name="P45" style:family="paragraph" style:parent-style-name="Text_20_body">
      <style:paragraph-properties fo:margin-left="0.1252in" fo:margin-right="0in" fo:line-height="120%" fo:orphans="2" fo:widows="2" fo:text-indent="0in" style:auto-text-indent="false"/>
    </style:style>
    <style:style style:name="P46" style:family="paragraph" style:parent-style-name="Text_20_body" style:list-style-name="L3">
      <style:paragraph-properties fo:margin-left="0in" fo:margin-right="0in" fo:margin-top="0in" fo:margin-bottom="0in" style:contextual-spacing="false" fo:line-height="120%" fo:orphans="2" fo:widows="2" fo:text-indent="0in" style:auto-text-indent="false"/>
    </style:style>
    <style:style style:name="P47" style:family="paragraph" style:parent-style-name="Text_20_body" style:list-style-name="L6">
      <style:paragraph-properties fo:margin-left="0.1252in" fo:margin-right="0in" fo:line-height="120%" fo:orphans="2" fo:widows="2" fo:text-indent="0in" style:auto-text-indent="false"/>
      <style:text-properties officeooo:paragraph-rsid="00176b5d"/>
    </style:style>
    <style:style style:name="P48" style:family="paragraph" style:parent-style-name="Text_20_body" style:list-style-name="L7">
      <style:paragraph-properties fo:margin-left="0.1252in" fo:margin-right="0in" fo:line-height="120%" fo:orphans="2" fo:widows="2" fo:text-indent="0in" style:auto-text-indent="false"/>
      <style:text-properties officeooo:paragraph-rsid="00176b5d"/>
    </style:style>
    <style:style style:name="P49" style:family="paragraph" style:parent-style-name="Text_20_body" style:list-style-name="L2">
      <style:paragraph-properties fo:margin-left="0in" fo:margin-right="0in" fo:margin-top="0in" fo:margin-bottom="0in" style:contextual-spacing="false" fo:line-height="120%" fo:text-align="justify" style:justify-single-word="false" fo:orphans="2" fo:widows="2" fo:text-indent="0in" style:auto-text-indent="false"/>
    </style:style>
    <style:style style:name="P50" style:family="paragraph" style:parent-style-name="Text_20_body" style:list-style-name="L3">
      <style:paragraph-properties fo:margin-left="0in" fo:margin-right="0in" fo:margin-top="0in" fo:margin-bottom="0.0417in" style:contextual-spacing="false" fo:orphans="2" fo:widows="2" fo:text-indent="0in" style:auto-text-indent="false"/>
    </style:style>
    <style:style style:name="P51" style:family="paragraph" style:parent-style-name="Text_20_body">
      <style:paragraph-properties fo:margin-top="0in" fo:margin-bottom="0in" style:contextual-spacing="false"/>
      <style:text-properties fo:color="#000000" loext:opacity="100%" style:font-name="Liberation Serif" officeooo:paragraph-rsid="00099189"/>
    </style:style>
    <style:style style:name="P52" style:family="paragraph" style:parent-style-name="Text_20_body">
      <style:paragraph-properties fo:margin-top="0in" fo:margin-bottom="0in" style:contextual-spacing="false"/>
      <style:text-properties officeooo:paragraph-rsid="00176b5d"/>
    </style:style>
    <style:style style:name="P53" style:family="paragraph" style:parent-style-name="Text_20_body" style:list-style-name="L9">
      <style:paragraph-properties fo:margin-left="0in" fo:margin-right="0in" fo:margin-top="0in" fo:margin-bottom="0in" style:contextual-spacing="false" fo:text-indent="0in" style:auto-text-indent="false" fo:padding="0in" fo:border="none"/>
    </style:style>
    <style:style style:name="P54" style:family="paragraph" style:parent-style-name="Text_20_body" style:list-style-name="L9">
      <style:paragraph-properties fo:margin-left="0in" fo:margin-right="0in" fo:text-indent="0in" style:auto-text-indent="false" fo:padding="0in" fo:border="none"/>
    </style:style>
    <style:style style:name="P55" style:family="paragraph" style:parent-style-name="Text_20_body">
      <style:text-properties officeooo:paragraph-rsid="001d8b11"/>
    </style:style>
    <style:style style:name="P56" style:family="paragraph" style:parent-style-name="Text_20_body" style:list-style-name="L10">
      <style:paragraph-properties fo:margin-left="0in" fo:margin-right="0in" fo:text-indent="0in" style:auto-text-indent="false" fo:padding="0in" fo:border="none"/>
      <style:text-properties officeooo:paragraph-rsid="001d8b11"/>
    </style:style>
    <style:style style:name="P57" style:family="paragraph" style:parent-style-name="Text_20_body" style:list-style-name="L10">
      <style:paragraph-properties fo:margin-left="0in" fo:margin-right="0in" fo:text-indent="0in" style:auto-text-indent="false" fo:padding="0in" fo:border="none"/>
      <style:text-properties officeooo:rsid="001d8b11" officeooo:paragraph-rsid="001d8b11"/>
    </style:style>
    <style:style style:name="P58" style:family="paragraph" style:parent-style-name="Text_20_body" style:list-style-name="L11">
      <style:paragraph-properties fo:margin-left="0in" fo:margin-right="0in" fo:margin-top="0in" fo:margin-bottom="0in" style:contextual-spacing="false" fo:text-indent="0in" style:auto-text-indent="false" fo:padding="0in" fo:border="none"/>
      <style:text-properties officeooo:paragraph-rsid="001df31b"/>
    </style:style>
    <style:style style:name="P59" style:family="paragraph" style:parent-style-name="Text_20_body" style:list-style-name="L12">
      <style:paragraph-properties fo:margin-left="0in" fo:margin-right="0in" fo:text-indent="0in" style:auto-text-indent="false" fo:padding="0in" fo:border="none"/>
      <style:text-properties officeooo:paragraph-rsid="001df31b"/>
    </style:style>
    <style:style style:name="T1" style:family="text">
      <style:text-properties loext:padding="0.0193in" loext:border="0.06pt solid #f7faff"/>
    </style:style>
    <style:style style:name="T2" style:family="text">
      <style:text-properties loext:padding="0in" loext:border="none"/>
    </style:style>
    <style:style style:name="T3" style:family="text">
      <style:text-properties fo:font-weight="bold" style:font-weight-asian="bold" style:font-weight-complex="bold"/>
    </style:style>
    <style:style style:name="T4" style:family="text">
      <style:text-properties fo:font-weight="bold" officeooo:rsid="001645d8" style:font-weight-asian="bold" style:font-weight-complex="bold"/>
    </style:style>
    <style:style style:name="T5" style:family="text">
      <style:text-properties fo:font-style="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077484" style:font-style-asian="italic" style:font-weight-asian="bold" style:font-style-complex="italic" style:font-weight-complex="bold"/>
    </style:style>
    <style:style style:name="T8" style:family="text">
      <style:text-properties fo:font-style="italic" fo:font-weight="bold" officeooo:rsid="00099189" style:font-style-asian="italic" style:font-weight-asian="bold" style:font-style-complex="italic" style:font-weight-complex="bold"/>
    </style:style>
    <style:style style:name="T9" style:family="text">
      <style:text-properties fo:font-style="italic" fo:font-weight="bold" officeooo:rsid="000b8065" style:font-style-asian="italic" style:font-weight-asian="bold" style:font-style-complex="italic" style:font-weight-complex="bold"/>
    </style:style>
    <style:style style:name="T10" style:family="text">
      <style:text-properties fo:font-style="italic" fo:font-weight="bold" officeooo:rsid="00125b9f" style:font-style-asian="italic" style:font-weight-asian="bold" style:font-style-complex="italic" style:font-weight-complex="bold"/>
    </style:style>
    <style:style style:name="T11" style:family="text">
      <style:text-properties fo:font-style="italic" fo:font-weight="bold" officeooo:rsid="0010249e" style:font-style-asian="italic" style:font-weight-asian="bold" style:font-style-complex="italic" style:font-weight-complex="bold"/>
    </style:style>
    <style:style style:name="T12" style:family="text">
      <style:text-properties fo:font-style="italic" fo:font-weight="bold" officeooo:rsid="001645d8" style:font-style-asian="italic" style:font-weight-asian="bold" style:font-style-complex="italic" style:font-weight-complex="bold"/>
    </style:style>
    <style:style style:name="T13" style:family="text">
      <style:text-properties fo:font-style="italic" fo:font-weight="bold" officeooo:rsid="001d8b11" style:font-style-asian="italic" style:font-weight-asian="bold" style:font-style-complex="italic" style:font-weight-complex="bold"/>
    </style:style>
    <style:style style:name="T14" style:family="text">
      <style:text-properties fo:font-style="italic" fo:font-weight="bold" officeooo:rsid="001f4519" style:font-style-asian="italic" style:font-weight-asian="bold" style:font-style-complex="italic" style:font-weight-complex="bold"/>
    </style:style>
    <style:style style:name="T15" style:family="text">
      <style:text-properties fo:font-style="italic" style:text-underline-style="none" fo:font-weight="bold" style:font-style-asian="italic" style:font-weight-asian="bold" style:font-style-complex="italic" style:font-weight-complex="bold"/>
    </style:style>
    <style:style style:name="T16" style:family="text">
      <style:text-properties officeooo:rsid="0007a7b0"/>
    </style:style>
    <style:style style:name="T17" style:family="text">
      <style:text-properties officeooo:rsid="0010179d" loext:padding="0in" loext:border="none"/>
    </style:style>
    <style:style style:name="T18" style:family="text">
      <style:text-properties officeooo:rsid="0010249e"/>
    </style:style>
    <style:style style:name="T19" style:family="text">
      <style:text-properties officeooo:rsid="00125b9f"/>
    </style:style>
    <style:style style:name="T20" style:family="text">
      <style:text-properties officeooo:rsid="001645d8"/>
    </style:style>
    <style:style style:name="T21" style:family="text">
      <style:text-properties fo:font-weight="normal"/>
    </style:style>
    <style:style style:name="T22" style:family="text">
      <style:text-properties fo:font-variant="normal" fo:text-transform="none" fo:color="#000000" loext:opacity="100%" style:font-name="Liberation Serif" fo:font-size="12pt" fo:letter-spacing="normal" fo:font-style="normal" fo:font-weight="normal"/>
    </style:style>
    <style:style style:name="T23" style:family="text">
      <style:text-properties fo:font-variant="normal" fo:text-transform="none" fo:color="#000000" loext:opacity="100%" style:font-name="Liberation Serif" fo:font-size="12pt" fo:letter-spacing="normal" fo:font-style="normal" fo:font-weight="normal" loext:padding="0in" loext:border="none"/>
    </style:style>
    <style:style style:name="T24"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25" style:family="text">
      <style:text-properties fo:font-variant="normal" fo:text-transform="none" fo:color="#000000" loext:opacity="100%" style:font-name="Liberation Serif" fo:font-size="12pt" fo:letter-spacing="normal" fo:font-style="normal" fo:font-weight="normal" officeooo:rsid="00176b5d" style:font-size-asian="12pt" style:font-size-complex="12pt"/>
    </style:style>
    <style:style style:name="T26" style:family="text">
      <style:text-properties fo:font-variant="normal" fo:text-transform="none" fo:color="#000000" loext:opacity="100%" style:font-name="Liberation Serif" fo:font-size="12pt" fo:letter-spacing="normal" fo:font-style="italic" fo:font-weight="normal"/>
    </style:style>
    <style:style style:name="T27" style:family="text">
      <style:text-properties fo:font-variant="normal" fo:text-transform="none" fo:color="#000000" loext:opacity="100%" style:font-name="Liberation Serif" fo:letter-spacing="normal" fo:font-style="normal"/>
    </style:style>
    <style:style style:name="T28" style:family="text">
      <style:text-properties fo:font-variant="normal" fo:text-transform="none" fo:color="#000000" loext:opacity="100%" style:font-name="Liberation Serif" fo:letter-spacing="normal" fo:font-style="normal" fo:font-weight="normal"/>
    </style:style>
    <style:style style:name="T29" style:family="text">
      <style:text-properties style:font-name="Liberation Serif" officeooo:rsid="001df31b" loext:padding="0in" loext:border="none"/>
    </style:style>
    <style:style style:name="T30" style:family="text">
      <style:text-properties fo:color="#000000" loext:opacity="100%"/>
    </style:style>
    <style:style style:name="T31" style:family="text">
      <style:text-properties fo:color="#000000" loext:opacity="100%" officeooo:rsid="00176b5d"/>
    </style:style>
    <style:style style:name="T32" style:family="text">
      <style:text-properties officeooo:rsid="00176b5d"/>
    </style:style>
    <style:style style:name="T33" style:family="text">
      <style:text-properties loext:padding="0.0193in" loext:border="0.06pt solid #000000"/>
    </style:style>
    <style:style style:name="T34" style:family="text">
      <style:text-properties officeooo:rsid="001d8b11"/>
    </style:style>
    <style:style style:name="T35" style:family="text">
      <style:text-properties officeooo:rsid="001d8b11" loext:padding="0.0193in" loext:border="0.06pt solid #000000"/>
    </style:style>
    <style:style style:name="T36" style:family="text">
      <style:text-properties officeooo:rsid="001df31b"/>
    </style:style>
    <style:style style:name="T37" style:family="text">
      <style:text-properties officeooo:rsid="001df31b" loext:padding="0in" loext:border="none"/>
    </style:style>
    <style:style style:name="T38" style:family="text">
      <style:text-properties officeooo:rsid="001f4519"/>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1252in"/>
      </text:list-level-style-number>
      <text:list-level-style-bullet text:level="2" text:style-name="Bullet_20_Symbols" loext:num-list-format="%2%." style:num-suffix="." text:bullet-char="•">
        <style:list-level-properties text:space-before="0.6173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1252in"/>
      </text:list-level-style-number>
      <text:list-level-style-bullet text:level="2" text:style-name="Bullet_20_Symbols" loext:num-list-format="%2%." style:num-suffix="." text:bullet-char="•">
        <style:list-level-properties text:space-before="0.6173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1252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1252in"/>
      </text:list-level-style-number>
      <text:list-level-style-bullet text:level="2" text:style-name="Bullet_20_Symbols" loext:num-list-format="%2%." style:num-suffix="." text:bullet-char="•">
        <style:list-level-properties text:space-before="0.6173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1252in"/>
      </text:list-level-style-number>
      <text:list-level-style-bullet text:level="2" text:style-name="Bullet_20_Symbols" loext:num-list-format="%2%." style:num-suffix="." text:bullet-char="•">
        <style:list-level-properties text:space-before="0.6173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1252in"/>
      </text:list-level-style-number>
      <text:list-level-style-bullet text:level="2" text:style-name="Bullet_20_Symbols" loext:num-list-format="%2%." style:num-suffix="." text:bullet-char="•">
        <style:list-level-properties text:space-before="0.6173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1252in"/>
      </text:list-level-style-number>
      <text:list-level-style-bullet text:level="2" text:style-name="Bullet_20_Symbols" loext:num-list-format="%2%." style:num-suffix="." text:bullet-char="•">
        <style:list-level-properties text:space-before="0.6173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1079. Letter Tile Possibilities</text:h>
      <text:p text:style-name="P3">You have <text:span text:style-name="Source_20_Text"><text:span text:style-name="T1">n</text:span></text:span>  <text:span text:style-name="Source_20_Text"><text:span text:style-name="T1">tiles</text:span></text:span>, where each tile has one letter <text:span text:style-name="Source_20_Text"><text:span text:style-name="T1">tiles[i]</text:span></text:span> printed on it.</text:p>
      <text:p text:style-name="P3">Return <text:span text:style-name="Emphasis"><text:span text:style-name="T2">the number of possible non-empty sequences of letters</text:span></text:span> you can make using the letters printed on those <text:span text:style-name="Source_20_Text"><text:span text:style-name="T1">tiles</text:span></text:span>.</text:p>
      <text:p text:style-name="P3"><text:span text:style-name="Strong_20_Emphasis"><text:span text:style-name="T2">Example 1:</text:span></text:span></text:p>
      <text:p text:style-name="P2"><text:span text:style-name="Strong_20_Emphasis"><text:span text:style-name="T2">Input:</text:span></text:span> tiles = "AAB"</text:p>
      <text:p text:style-name="P2"><text:span text:style-name="Strong_20_Emphasis"><text:span text:style-name="T2">Output:</text:span></text:span> 8</text:p>
      <text:p text:style-name="P1"><text:span text:style-name="Strong_20_Emphasis"><text:span text:style-name="T2">Explanation: </text:span></text:span>The possible sequences are "A", "B", "AA", "AB", "BA", "AAB", "ABA", "BAA".</text:p>
      <text:p text:style-name="P3"><text:span text:style-name="Strong_20_Emphasis"><text:span text:style-name="T2">Example 2:</text:span></text:span></text:p>
      <text:p text:style-name="P2"><text:span text:style-name="Strong_20_Emphasis"><text:span text:style-name="T2">Input:</text:span></text:span> tiles = "AAABBC"</text:p>
      <text:p text:style-name="P1"><text:span text:style-name="Strong_20_Emphasis"><text:span text:style-name="T2">Output:</text:span></text:span> 188</text:p>
      <text:p text:style-name="P3"><text:span text:style-name="Strong_20_Emphasis"><text:span text:style-name="T2">Example 3:</text:span></text:span></text:p>
      <text:p text:style-name="P2"><text:span text:style-name="Strong_20_Emphasis"><text:span text:style-name="T2">Input:</text:span></text:span> tiles = "V"</text:p>
      <text:p text:style-name="P1"><text:span text:style-name="Strong_20_Emphasis"><text:span text:style-name="T2">Output:</text:span></text:span> 1</text:p>
      <text:p text:style-name="P3"> </text:p>
      <text:p text:style-name="P3"><text:span text:style-name="Strong_20_Emphasis"><text:span text:style-name="T2">Constraints:</text:span></text:span></text:p>
      <text:list text:style-name="L1">
        <text:list-item>
          <text:p text:style-name="P20"><text:span text:style-name="Source_20_Text"><text:span text:style-name="T1">1 &lt;= tiles.length &lt;= 7</text:span></text:span></text:p>
        </text:list-item>
        <text:list-item>
          <text:p text:style-name="P21"><text:span text:style-name="Source_20_Text"><text:span text:style-name="T1">tiles</text:span></text:span> consists of uppercase English letters.</text:p>
        </text:list-item>
      </text:list>
      <text:p text:style-name="Text_20_body"/>
      <text:h text:style-name="P4" text:outline-level="1">1079. Letter Tile Possibilities</text:h>
      <text:p text:style-name="P22">/*</text:p>
      <text:p text:style-name="P22"><text:s text:c="4"/><text:span text:style-name="T6">Brute force: Generating n trees: all possible possible words for each level</text:span></text:p>
      <text:p text:style-name="P22"><text:s text:c="4"/>Time compl<text:span text:style-name="T16">e</text:span>xity: <draw:frame draw:style-name="fr3" draw:name="Object1" text:anchor-type="as-char" svg:y="-0.3217in" svg:width="1.7744in" svg:height="0.5256in" draw:z-index="0"><draw:object xlink:href="./Object 1" xlink:type="simple" xlink:show="embed" xlink:actuate="onLoad"/><draw:image xlink:href="./ObjectReplacements/Object 1" xlink:type="simple" xlink:show="embed" xlink:actuate="onLoad"/></draw:frame></text:p>
      <text:p text:style-name="P22"><text:s text:c="4"/>Space complexity: O(2n+n!)=O(n!)<draw:frame draw:style-name="fr2" draw:name="Image1" text:anchor-type="char" svg:x="2.6425in" svg:y="0.0339in" svg:width="4.3701in" svg:height="0.5055in" draw:z-index="1"><draw:image xlink:href="Pictures/10000001000002070000003CE871B677.png" xlink:type="simple" xlink:show="embed" xlink:actuate="onLoad" draw:mime-type="image/png"/></draw:frame></text:p>
      <text:p text:style-name="P22">*/</text:p>
      <text:p text:style-name="P22">class Solution{</text:p>
      <text:p text:style-name="P22"><text:s text:c="4"/>public:</text:p>
      <text:p text:style-name="P22"><text:s text:c="8"/>int numTilePossibilities(std::string tiles) {</text:p>
      <text:p text:style-name="P22"><text:s text:c="12"/>int n=tiles.size();</text:p>
      <text:p text:style-name="P22"/>
      <text:p text:style-name="P22"><text:s text:c="12"/><text:span text:style-name="T6">// To check if the letter at same index is used or not</text:span></text:p>
      <text:p text:style-name="P22"><text:s text:c="12"/>std::vector&lt;int&gt; used(n,0);</text:p>
      <text:p text:style-name="P22"><text:s text:c="11"/></text:p>
      <text:p text:style-name="P22"><text:s text:c="11"/><text:span text:style-name="T6">// To store the generating word</text:span></text:p>
      <text:p text:style-name="P22"><text:s text:c="12"/>std::string word;</text:p>
      <text:p text:style-name="P22"><text:s text:c="12"/></text:p>
      <text:p text:style-name="P22"><text:s text:c="12"/><text:span text:style-name="T6">// To store distinct words</text:span></text:p>
      <text:p text:style-name="P22"><text:s text:c="12"/>std::unordered_set&lt;std::string&gt; distinct_words;</text:p>
      <text:p text:style-name="P22"><text:s text:c="12"/></text:p>
      <text:p text:style-name="P24"><text:s text:c="12"/></text:p>
      <text:p text:style-name="P25"><text:tab/>auto generate=[&amp;](int k,auto&amp; self)-&gt;void{</text:p>
      <text:p text:style-name="P23"><text:s text:c="16"/><text:span text:style-name="T6">// If the generated word is of size k</text:span></text:p>
      <text:p text:style-name="P23"><text:s text:c="16"/>if(k==0){</text:p>
      <text:p text:style-name="P23"><text:s text:c="20"/><text:span text:style-name="T6">// Save the generated word in the set</text:span></text:p>
      <text:p text:style-name="P23"><text:s text:c="20"/>distinct_words.insert(word);</text:p>
      <text:p text:style-name="P23"><text:s text:c="20"/>return;</text:p>
      <text:p text:style-name="P23"><text:s text:c="16"/>}</text:p>
      <text:p text:style-name="P23"/>
      <text:p text:style-name="P23"><text:s text:c="16"/><text:span text:style-name="T6">// For each letter in the tiles</text:span></text:p>
      <text:p text:style-name="P23"><text:s text:c="16"/>for(int i=0;i&lt;n;++i){</text:p>
      <text:p text:style-name="P23"><text:s text:c="20"/><text:span text:style-name="T15">// If the letter at position i is not used</text:span></text:p>
      <text:p text:style-name="P23"><text:s text:c="20"/>if(used[i]==0){</text:p>
      <text:p text:style-name="P23"><text:s text:c="24"/>word.push_back(tiles[i]); <text:s/><text:span text:style-name="T3"><text:s/><text:tab/>// Add it to the word</text:span></text:p>
      <text:p text:style-name="P23"><text:s text:c="24"/>used[i] = 1; <text:s text:c="15"/><text:tab/><text:tab/><text:span text:style-name="T6">// Mark it as used</text:span></text:p>
      <text:p text:style-name="P23"><text:s text:c="24"/>self(k-1,self); <text:s text:c="12"/><text:tab/><text:tab/><text:span text:style-name="T6">// Do the same to the (k-1) remain</text:span><text:span text:style-name="T7">in</text:span><text:span text:style-name="T6">g positions in word</text:span></text:p>
      <text:p text:style-name="P23"/>
      <text:p text:style-name="P23"><text:s text:c="24"/><text:span text:style-name="T6">// If a word of size k is generated</text:span></text:p>
      <text:p text:style-name="P23"><text:s text:c="24"/>used[i]=0; <text:tab/><text:tab/><text:tab/><text:span text:style-name="T6">// Mark the current letter as not used</text:span></text:p>
      <text:p text:style-name="P23"><text:s text:c="24"/>word.pop_back(); <text:tab/><text:tab/><text:span text:style-name="T6">// Reduce the size of the word</text:span></text:p>
      <text:p text:style-name="P23"><text:s text:c="20"/>}</text:p>
      <text:p text:style-name="P23"><text:s text:c="16"/>}</text:p>
      <text:p text:style-name="P23"><text:s text:c="12"/>};</text:p>
      <text:p text:style-name="P22"><text:s text:c="12"/></text:p>
      <text:p text:style-name="P22"><text:s text:c="12"/><text:span text:style-name="T6">// generate a word of size k from the tiles</text:span></text:p>
      <text:p text:style-name="P22"><text:s text:c="12"/>for(int k=1;k&lt;=n;++k){</text:p>
      <text:p text:style-name="P26"><text:s text:c="16"/>generate(k,generate); <text:span text:style-name="T6">// </text:span><text:span text:style-name="T8">create a tree of height k </text:span></text:p>
      <text:p text:style-name="P22"><text:s text:c="12"/>}</text:p>
      <text:p text:style-name="P22"/>
      <text:p text:style-name="P22"><text:s text:c="12"/>return distinct_words.size();</text:p>
      <text:p text:style-name="P22"><text:s text:c="8"/>}</text:p>
      <text:p text:style-name="P22">};</text:p>
      <text:h text:style-name="P5" text:outline-level="1">1079. Letter Tile Possibilities</text:h>
      <text:p text:style-name="P26">/*</text:p>
      <text:p text:style-name="P26"><text:s text:c="4"/><text:span text:style-name="T6">Brute force: Generating one tree: all possible words</text:span></text:p>
      <text:p text:style-name="P26"><text:s text:c="4"/>Time compl<text:span text:style-name="T38">e</text:span>xity: O(n!)<draw:frame draw:style-name="fr2" draw:name="Image2" text:anchor-type="char" svg:x="2.7047in" svg:y="0.0354in" svg:width="4.6957in" svg:height="0.5429in" draw:z-index="2"><draw:image xlink:href="Pictures/10000001000002070000003CFA258670.png" xlink:type="simple" xlink:show="embed" xlink:actuate="onLoad" draw:mime-type="image/png"/></draw:frame></text:p>
      <text:p text:style-name="P26"><text:s text:c="4"/>Space complexity: O(2n+n!)=O(n!)</text:p>
      <text:p text:style-name="P26">*/</text:p>
      <text:p text:style-name="P26">class Solution{</text:p>
      <text:p text:style-name="P26"><text:s text:c="4"/>public:</text:p>
      <text:p text:style-name="P26"><text:s text:c="8"/>int numTilePossibilities(std::string tiles) {</text:p>
      <text:p text:style-name="P26"><text:s text:c="12"/>int n=tiles.size();</text:p>
      <text:p text:style-name="P26"/>
      <text:p text:style-name="P26"><text:s text:c="12"/>std::vector&lt;int&gt; used(n,0);</text:p>
      <text:p text:style-name="P26"><text:s text:c="23"/></text:p>
      <text:p text:style-name="P26"><text:s text:c="12"/>std::string word;</text:p>
      <text:p text:style-name="P26"><text:s text:c="12"/></text:p>
      <text:p text:style-name="P26"><text:s text:c="12"/>std::unordered_set&lt;std::string&gt; distinct_words;</text:p>
      <text:p text:style-name="P26"><text:s text:c="12"/></text:p>
      <text:p text:style-name="P27"><text:s text:c="12"/>auto generate=[&amp;](int k,auto&amp; self)-&gt;void{</text:p>
      <text:p text:style-name="P27"><text:s text:c="16"/>if(k==0) return;</text:p>
      <text:p text:style-name="P27"><text:s text:c="16"/>for(int i=0;i&lt;n;++i){</text:p>
      <text:p text:style-name="P27"><text:s text:c="20"/>if(used[i]==0){</text:p>
      <text:p text:style-name="P27"><text:s text:c="24"/>word.push_back(tiles[i]);</text:p>
      <text:p text:style-name="P27"><text:s text:c="24"/>used[i]=1;</text:p>
      <text:p text:style-name="P27"><text:s text:c="24"/>self(k-1,self);</text:p>
      <text:p text:style-name="P27"><text:s text:c="24"/>distinct_words.insert(word);</text:p>
      <text:p text:style-name="P27"><text:s text:c="24"/>used[i]=0;</text:p>
      <text:p text:style-name="P27"><text:s text:c="24"/>word.pop_back();</text:p>
      <text:p text:style-name="P27"><text:s text:c="20"/>}</text:p>
      <text:p text:style-name="P27"><text:s text:c="16"/>}</text:p>
      <text:p text:style-name="P27"><text:s text:c="12"/>};</text:p>
      <text:p text:style-name="P26"><text:s text:c="12"/></text:p>
      <text:p text:style-name="P28"><text:s text:c="12"/>generate(n,generate); <text:s/><text:span text:style-name="T6">// </text:span><text:span text:style-name="T8">create a tree of height </text:span><text:span text:style-name="T9">n</text:span><text:span text:style-name="T8"> </text:span></text:p>
      <text:p text:style-name="P26"/>
      <text:p text:style-name="P26"/>
      <text:p text:style-name="P26"><text:s text:c="12"/>return distinct_words.size();</text:p>
      <text:p text:style-name="P26"><text:s text:c="8"/>}</text:p>
      <text:p text:style-name="P26">};</text:p>
      <text:h text:style-name="P6" text:outline-level="1">1079. Letter Tile Possibilities</text:h>
      <text:p text:style-name="P26">/*</text:p>
      <text:p text:style-name="P26"><text:s text:c="4"/><text:span text:style-name="T6">Brute force: Generating one tree: all possible words </text:span><text:span text:style-name="T10">using frequency array</text:span></text:p>
      <text:p text:style-name="P26"><text:s text:c="4"/>Time compl<text:span text:style-name="T38">e</text:span>xity: O(n!)</text:p>
      <text:p text:style-name="P26"><text:s text:c="4"/>Space complexity: O(n+n!)=O(n!)</text:p>
      <text:p text:style-name="P26">*/</text:p>
      <text:p text:style-name="P26">class Solution{</text:p>
      <text:p text:style-name="P26"><text:s text:c="4"/>public:</text:p>
      <text:p text:style-name="P26"><text:s text:c="8"/>int numTilePossibilities(std::string tiles) {</text:p>
      <text:p text:style-name="P26"><text:s text:c="12"/>int n=tiles.size();</text:p>
      <text:p text:style-name="P26"/>
      <text:p text:style-name="P26"><text:s text:c="10"/><text:span text:style-name="T3"><text:s text:c="2"/>std::vector&lt;int&gt; freq(26,0);</text:span></text:p>
      <text:p text:style-name="P29"><text:s text:c="12"/>for(auto&amp; c: tiles) freq[c-'A']++;</text:p>
      <text:p text:style-name="P26"><text:s text:c="12"/></text:p>
      <text:p text:style-name="P26"><text:s text:c="12"/>std::string word;</text:p>
      <text:p text:style-name="P26"><text:s text:c="12"/></text:p>
      <text:p text:style-name="P26"><text:s text:c="12"/>std::unordered_set&lt;std::string&gt; distinct_words;</text:p>
      <text:p text:style-name="P26"><text:s text:c="12"/></text:p>
      <text:p text:style-name="P26"><text:s text:c="12"/>auto generate=[&amp;](int k,auto&amp; self)-&gt;void{</text:p>
      <text:p text:style-name="P26"><text:s text:c="16"/>if(k==0) return;</text:p>
      <text:p text:style-name="P26"><text:s text:c="16"/></text:p>
      <text:p text:style-name="P26"><text:s text:c="16"/>for(int i=0;i&lt;n;++i){</text:p>
      <text:p text:style-name="P26"><text:s text:c="20"/>if(freq[tiles[i]-'A']!=0){</text:p>
      <text:p text:style-name="P26"><text:s text:c="24"/>word.push_back(tiles[i]);</text:p>
      <text:p text:style-name="P26"><text:s text:c="24"/>freq[tiles[i]-'A']--;</text:p>
      <text:p text:style-name="P26"><text:s text:c="24"/>distinct_words.insert(word);</text:p>
      <text:p text:style-name="P26"><text:s text:c="24"/>self(k-1,self);</text:p>
      <text:p text:style-name="P26"><text:s text:c="24"/>freq[tiles[i]-'A']++;</text:p>
      <text:p text:style-name="P26"><text:s text:c="24"/>word.pop_back();</text:p>
      <text:p text:style-name="P26"><text:s text:c="20"/>}</text:p>
      <text:p text:style-name="P26"><text:s text:c="16"/>}</text:p>
      <text:p text:style-name="P26"><text:s text:c="12"/>}; <text:s text:c="11"/></text:p>
      <text:p text:style-name="P26"><text:s text:c="12"/></text:p>
      <text:p text:style-name="P26"><text:s text:c="12"/>generate(n,generate);</text:p>
      <text:p text:style-name="P26"><text:s text:c="12"/></text:p>
      <text:p text:style-name="P26"/>
      <text:p text:style-name="P26"><text:s text:c="12"/>return distinct_words.size();</text:p>
      <text:p text:style-name="P26"><text:s text:c="8"/>}</text:p>
      <text:p text:style-name="P26">};</text:p>
      <text:h text:style-name="P6" text:outline-level="1">1079. Letter Tile Possibilities</text:h>
      <text:h text:style-name="P11" text:outline-level="4"><text:bookmark text:name="intuition-1"/>Intuition</text:h>
      <text:p text:style-name="P34">Imagine we're playing with Scrabble tiles again, but this time we have the string "AAABBC". We can make an important observation here: what really matters isn't the position of each letter, but rather how many of each letter we have available. Whether we use the first 'A' or the second 'A' doesn't change the sequences we can create - we just need to know we have three 'A's to work with.</text:p>
      <text:p text:style-name="P34">This insight leads us to our first key decision: instead of tracking individual letters, we can track the frequency of each letter. Think of it like having separate piles for each letter - three tiles in the 'A' pile, two in the 'B' pile, and one in the 'C' pile. To implement this, we can maintain an array <text:span text:style-name="Source_20_Text"><text:span text:style-name="T17"><draw:frame draw:style-name="fr3" draw:name="Object2" text:anchor-type="as-char" svg:y="-0.1862in" svg:width="0.4819in" svg:height="0.2311in" draw:z-index="4"><draw:object xlink:href="./Object 2" xlink:type="simple" xlink:show="embed" xlink:actuate="onLoad"/><draw:image xlink:href="./ObjectReplacements/Object 2" xlink:type="simple" xlink:show="embed" xlink:actuate="onLoad"/><svg:desc>formula</svg:desc></draw:frame></text:span></text:span> where each index represents a letter (0 for 'A', 1 for 'B', etc.), and the value represents how many of that letter we have.</text:p>
      <text:p text:style-name="P26">/*</text:p>
      <text:p text:style-name="P26"><text:s text:c="4"/><text:span text:style-name="T4">Space</text:span><text:span text:style-name="T20"> o</text:span><text:span text:style-name="T6">pt</text:span><text:span text:style-name="T11">i</text:span><text:span text:style-name="T6">mization </text:span><text:span text:style-name="T14">counting all possible words </text:span><text:span text:style-name="T6">using frequency array</text:span></text:p>
      <text:p text:style-name="P26"><text:s text:c="4"/>Time compl<text:span text:style-name="T18">e</text:span>xity: <draw:frame draw:style-name="fr3" draw:name="Object3" text:anchor-type="as-char" svg:y="-0.1909in" svg:width="0.6673in" svg:height="0.2516in" draw:z-index="3"><draw:object xlink:href="./Object 3" xlink:type="simple" xlink:show="embed" xlink:actuate="onLoad"/><draw:image xlink:href="./ObjectReplacements/Object 3" xlink:type="simple" xlink:show="embed" xlink:actuate="onLoad"/></draw:frame><draw:frame draw:style-name="fr2" draw:name="Image3" text:anchor-type="char" svg:x="2.2437in" svg:y="0in" svg:width="4.6362in" svg:height="0.6508in" draw:z-index="5"><draw:image xlink:href="Pictures/10000001000002070000003CDA280D6D.png" xlink:type="simple" xlink:show="embed" xlink:actuate="onLoad" draw:mime-type="image/png"/></draw:frame></text:p>
      <text:p text:style-name="P26"><text:s text:c="4"/>Space complexity: O(n)</text:p>
      <text:p text:style-name="P26">*/</text:p>
      <text:p text:style-name="P26">class Solution{</text:p>
      <text:p text:style-name="P26"><text:s text:c="4"/>public:</text:p>
      <text:p text:style-name="P26"><text:s text:c="8"/>int numTilePossibilities(std::string tiles) {</text:p>
      <text:p text:style-name="P26"><text:s text:c="12"/>int n=tiles.size();</text:p>
      <text:p text:style-name="P26"/>
      <text:p text:style-name="P26"><text:s text:c="7"/><text:span text:style-name="T3"><text:s text:c="5"/>std::vector&lt;int&gt; freq(26,0);</text:span></text:p>
      <text:p text:style-name="P26"><text:span text:style-name="T3"><text:s text:c="12"/>for(auto&amp; c: tiles) freq[c-'A']++;</text:span> <text:s text:c="3"/></text:p>
      <text:p text:style-name="P26"/>
      <text:p text:style-name="P27"><text:s text:c="12"/>auto generate=[&amp;](auto&amp; self)-&gt;int{</text:p>
      <text:p text:style-name="P27"><text:s text:c="16"/>int ans=0;</text:p>
      <text:p text:style-name="P27"><text:s text:c="4"/></text:p>
      <text:p text:style-name="P27"><text:s text:c="16"/>for(int i=0;i&lt;26;++i){</text:p>
      <text:p text:style-name="P27"><text:s text:c="20"/>if(freq[i]==0) continue;</text:p>
      <text:p text:style-name="P27"><text:s text:c="20"/>freq[i]--;</text:p>
      <text:p text:style-name="P27"><text:s text:c="20"/>ans+=1+self(self);</text:p>
      <text:p text:style-name="P27"><text:s text:c="20"/>freq[i]++;</text:p>
      <text:p text:style-name="P27"><text:s text:c="15"/>}</text:p>
      <text:p text:style-name="P27"><text:s text:c="15"/>return ans;</text:p>
      <text:p text:style-name="P27"><text:s text:c="12"/>};</text:p>
      <text:p text:style-name="P26"><text:s text:c="12"/></text:p>
      <text:p text:style-name="P26"><text:s text:c="12"/>return generate(generate);</text:p>
      <text:p text:style-name="P26"><text:s text:c="8"/>}</text:p>
      <text:p text:style-name="P26">};</text:p>
      <text:h text:style-name="P8" text:outline-level="3">Time Complexity Analysis: <text:span text:style-name="T32">(all above approaches)</text:span></text:h>
      <text:p text:style-name="P38">The time complexity of this code depends on the number of recursive calls and the branching factor at each step.</text:p>
      <text:list text:style-name="L2">
        <text:list-item>
          <text:p text:style-name="P35"><text:span text:style-name="Strong_20_Emphasis"><text:span text:style-name="T22">Number of Recursive Calls</text:span></text:span><text:span text:style-name="T22">:</text:span></text:p>
          <text:list>
            <text:list-item>
              <text:p text:style-name="P39">At each step, the function iterates over all <draw:frame draw:style-name="fr3" draw:name="Object4" text:anchor-type="as-char" svg:y="-0.1862in" svg:width="0.3543in" svg:height="0.2311in" draw:z-index="17"><draw:object xlink:href="./Object 4" xlink:type="simple" xlink:show="embed" xlink:actuate="onLoad"/><draw:image xlink:href="./ObjectReplacements/Object 4" xlink:type="simple" xlink:show="embed" xlink:actuate="onLoad"/></draw:frame><text:s/>characters and recursively calls itself if the character's frequency is greater than <draw:frame draw:style-name="fr3" draw:name="Object5" text:anchor-type="as-char" svg:y="-0.1862in" svg:width="0.2492in" svg:height="0.2311in" draw:z-index="18"><draw:object xlink:href="./Object 5" xlink:type="simple" xlink:show="embed" xlink:actuate="onLoad"/><draw:image xlink:href="./ObjectReplacements/Object 5" xlink:type="simple" xlink:show="embed" xlink:actuate="onLoad"/></draw:frame>.</text:p>
            </text:list-item>
            <text:list-item>
              <text:p text:style-name="P36"><text:span text:style-name="T22">The total number of recursive calls corresponds to the number of unique sequences that can be formed from the characters in </text:span><text:span text:style-name="Source_20_Text"><text:span text:style-name="T23">tiles</text:span></text:span><text:span text:style-name="T22">.</text:span></text:p>
            </text:list-item>
          </text:list>
        </text:list-item>
        <text:list-item>
          <text:p text:style-name="P35"><text:span text:style-name="Strong_20_Emphasis"><text:span text:style-name="T22">Worst Case</text:span></text:span><text:span text:style-name="T22">:</text:span></text:p>
          <text:list>
            <text:list-item>
              <text:p text:style-name="P49"><draw:frame draw:style-name="fr1" draw:name="Frame1" text:anchor-type="char" svg:width="0.0161in" draw:z-index="6"><draw:text-box fo:min-height="0.0161in"><text:p text:style-name="P31"/></draw:text-box></draw:frame><draw:frame draw:style-name="fr1" draw:name="Frame2" text:anchor-type="char" svg:width="0.0161in" draw:z-index="7"><draw:text-box fo:min-height="0.0161in"><text:p text:style-name="P31"/></draw:text-box></draw:frame><text:span text:style-name="T22">If all characters in </text:span><text:span text:style-name="Source_20_Text"><text:span text:style-name="T23">tiles</text:span></text:span><text:span text:style-name="T22"> are unique, the number of possible sequences is the sum of all permutations of lengths from </text:span><text:span text:style-name="T22"><draw:frame draw:style-name="fr3" draw:name="Object6" text:anchor-type="as-char" svg:y="-0.1862in" svg:width="0.2429in" svg:height="0.2311in" draw:z-index="19"><draw:object xlink:href="./Object 6" xlink:type="simple" xlink:show="embed" xlink:actuate="onLoad"/><draw:image xlink:href="./ObjectReplacements/Object 6" xlink:type="simple" xlink:show="embed" xlink:actuate="onLoad"/></draw:frame></text:span><text:span text:style-name="T22"><text:s/>to </text:span><text:span text:style-name="T26"><draw:frame draw:style-name="fr3" draw:name="Object7" text:anchor-type="as-char" svg:y="-0.1862in" svg:width="0.2492in" svg:height="0.2311in" draw:z-index="20"><draw:object xlink:href="./Object 7" xlink:type="simple" xlink:show="embed" xlink:actuate="onLoad"/><draw:image xlink:href="./ObjectReplacements/Object 7" xlink:type="simple" xlink:show="embed" xlink:actuate="onLoad"/></draw:frame></text:span><text:span text:style-name="T22">, where </text:span><text:span text:style-name="T26"><draw:frame draw:style-name="fr3" draw:name="Object8" text:anchor-type="as-char" svg:y="-0.1862in" svg:width="0.2492in" svg:height="0.2311in" draw:z-index="21"><draw:object xlink:href="./Object 8" xlink:type="simple" xlink:show="embed" xlink:actuate="onLoad"/><draw:image xlink:href="./ObjectReplacements/Object 8" xlink:type="simple" xlink:show="embed" xlink:actuate="onLoad"/></draw:frame></text:span><text:span text:style-name="T22"> is the length of </text:span><text:span text:style-name="Source_20_Text"><text:span text:style-name="T23"><draw:frame draw:style-name="fr3" draw:name="Object18" text:anchor-type="as-char" svg:y="-0.1862in" svg:width="0.4925in" svg:height="0.2311in" draw:z-index="31"><draw:object xlink:href="./Object 18" xlink:type="simple" xlink:show="embed" xlink:actuate="onLoad"/><draw:image xlink:href="./ObjectReplacements/Object 18" xlink:type="simple" xlink:show="embed" xlink:actuate="onLoad"/></draw:frame></text:span></text:span><text:span text:style-name="T22">.</text:span></text:p>
            </text:list-item>
            <text:list-item>
              <text:p text:style-name="P37"><draw:frame draw:style-name="fr1" draw:name="Frame3" text:anchor-type="char" svg:width="0.0161in" draw:z-index="8"><draw:text-box fo:min-height="0.0161in"><text:p text:style-name="P31"/></draw:text-box></draw:frame><draw:frame draw:style-name="fr1" draw:name="Frame4" text:anchor-type="char" svg:width="0.0161in" draw:z-index="9"><draw:text-box fo:min-height="0.0161in"><text:p text:style-name="P31"/></draw:text-box></draw:frame><draw:frame draw:style-name="fr1" draw:name="Frame5" text:anchor-type="char" svg:width="0.0161in" draw:z-index="10"><draw:text-box fo:min-height="0.0161in"><text:p text:style-name="P31"/></draw:text-box></draw:frame><draw:frame draw:style-name="fr1" draw:name="Frame6" text:anchor-type="char" svg:width="0.0161in" draw:z-index="11"><draw:text-box fo:min-height="0.0161in"><text:p text:style-name="P31"/></draw:text-box></draw:frame>The number of such sequences is <draw:frame draw:style-name="fr3" draw:name="Object9" text:anchor-type="as-char" svg:y="-0.3217in" svg:width="1.0417in" svg:height="0.5063in" draw:z-index="22"><draw:object xlink:href="./Object 9" xlink:type="simple" xlink:show="embed" xlink:actuate="onLoad"/><draw:image xlink:href="./ObjectReplacements/Object 9" xlink:type="simple" xlink:show="embed" xlink:actuate="onLoad"/></draw:frame>, where <draw:frame draw:style-name="fr3" draw:name="Object10" text:anchor-type="as-char" svg:y="-0.1909in" svg:width="0.7728in" svg:height="0.2516in" draw:z-index="23"><draw:object xlink:href="./Object 10" xlink:type="simple" xlink:show="embed" xlink:actuate="onLoad"/><draw:image xlink:href="./ObjectReplacements/Object 10" xlink:type="simple" xlink:show="embed" xlink:actuate="onLoad"/></draw:frame> is the number of permutations of <text:span text:style-name="T5"><draw:frame draw:style-name="fr3" draw:name="Object11" text:anchor-type="as-char" svg:y="-0.1862in" svg:width="0.2492in" svg:height="0.2311in" draw:z-index="24"><draw:object xlink:href="./Object 11" xlink:type="simple" xlink:show="embed" xlink:actuate="onLoad"/><draw:image xlink:href="./ObjectReplacements/Object 11" xlink:type="simple" xlink:show="embed" xlink:actuate="onLoad"/></draw:frame></text:span> items taken <text:span text:style-name="T5">k</text:span> at a time.</text:p>
            </text:list-item>
            <text:list-item>
              <text:p text:style-name="P37"><draw:frame draw:style-name="fr1" draw:name="Frame7" text:anchor-type="char" svg:width="0.0161in" draw:z-index="12"><draw:text-box fo:min-height="0.0161in"><text:p text:style-name="P31"/></draw:text-box></draw:frame><draw:frame draw:style-name="fr1" draw:name="Frame8" text:anchor-type="char" svg:width="0.0161in" draw:z-index="13"><draw:text-box fo:min-height="0.0161in"><text:p text:style-name="P31"/></draw:text-box></draw:frame><draw:frame draw:style-name="fr1" draw:name="Frame9" text:anchor-type="char" svg:width="0.0161in" draw:z-index="14"><draw:text-box fo:min-height="0.0161in"><text:p text:style-name="P31"/></draw:text-box></draw:frame>This sum is approximately <draw:frame draw:style-name="fr3" draw:name="Object12" text:anchor-type="as-char" svg:y="-0.1862in" svg:width="0.3417in" svg:height="0.2311in" draw:z-index="25"><draw:object xlink:href="./Object 12" xlink:type="simple" xlink:show="embed" xlink:actuate="onLoad"/><draw:image xlink:href="./ObjectReplacements/Object 12" xlink:type="simple" xlink:show="embed" xlink:actuate="onLoad"/></draw:frame> for large <text:span text:style-name="T5"><draw:frame draw:style-name="fr3" draw:name="Object13" text:anchor-type="as-char" svg:y="-0.1862in" svg:width="0.2492in" svg:height="0.2311in" draw:z-index="26"><draw:object xlink:href="./Object 13" xlink:type="simple" xlink:show="embed" xlink:actuate="onLoad"/><draw:image xlink:href="./ObjectReplacements/Object 13" xlink:type="simple" xlink:show="embed" xlink:actuate="onLoad"/></draw:frame></text:span>, since <draw:frame draw:style-name="fr3" draw:name="Object14" text:anchor-type="as-char" svg:y="-0.3028in" svg:width="1.6126in" svg:height="0.5071in" draw:z-index="27"><draw:object xlink:href="./Object 14" xlink:type="simple" xlink:show="embed" xlink:actuate="onLoad"/><draw:image xlink:href="./ObjectReplacements/Object 14" xlink:type="simple" xlink:show="embed" xlink:actuate="onLoad"/></draw:frame>.</text:p>
            </text:list-item>
          </text:list>
        </text:list-item>
        <text:list-item>
          <text:p text:style-name="P35"><text:span text:style-name="Strong_20_Emphasis"><text:span text:style-name="T22">General Case</text:span></text:span><text:span text:style-name="T22">:</text:span></text:p>
          <text:list>
            <text:list-item>
              <text:p text:style-name="P39">If there are duplicate characters, the number of unique sequences is reduced due to repeated characters. However, the worst-case time complexity remains exponential because the number of sequences can still be very large.</text:p>
            </text:list-item>
          </text:list>
        </text:list-item>
        <text:list-item>
          <text:p text:style-name="P35"><text:span text:style-name="Strong_20_Emphasis"><text:span text:style-name="T22">Final Time Complexity</text:span></text:span><text:span text:style-name="T22">:</text:span></text:p>
          <text:list>
            <text:list-item>
              <text:p text:style-name="P49"><draw:frame draw:style-name="fr1" draw:name="Frame10" text:anchor-type="char" svg:width="0.0161in" draw:z-index="15"><draw:text-box fo:min-height="0.0161in"><text:p text:style-name="P31"/></draw:text-box></draw:frame><draw:frame draw:style-name="fr1" draw:name="Frame11" text:anchor-type="char" svg:width="0.0161in" draw:z-index="16"><draw:text-box fo:min-height="0.0161in"><text:p text:style-name="P31"/></draw:text-box></draw:frame><text:span text:style-name="T22">The worst-case time complexity is </text:span><text:span text:style-name="T22"><draw:frame draw:style-name="fr3" draw:name="Object15" text:anchor-type="as-char" svg:y="-0.1909in" svg:width="0.6673in" svg:height="0.2516in" draw:z-index="28"><draw:object xlink:href="./Object 15" xlink:type="simple" xlink:show="embed" xlink:actuate="onLoad"/><draw:image xlink:href="./ObjectReplacements/Object 15" xlink:type="simple" xlink:show="embed" xlink:actuate="onLoad"/></draw:frame></text:span><text:span text:style-name="T22">, where </text:span><text:span text:style-name="T26"><draw:frame draw:style-name="fr3" draw:name="Object16" text:anchor-type="as-char" svg:y="-0.1862in" svg:width="0.2492in" svg:height="0.2311in" draw:z-index="29"><draw:object xlink:href="./Object 16" xlink:type="simple" xlink:show="embed" xlink:actuate="onLoad"/><draw:image xlink:href="./ObjectReplacements/Object 16" xlink:type="simple" xlink:show="embed" xlink:actuate="onLoad"/></draw:frame></text:span><text:span text:style-name="T22"> is the length of the input string </text:span><text:span text:style-name="Source_20_Text"><text:span text:style-name="T23"><draw:frame draw:style-name="fr3" draw:name="Object17" text:anchor-type="as-char" svg:y="-0.1862in" svg:width="0.4925in" svg:height="0.2311in" draw:z-index="30"><draw:object xlink:href="./Object 17" xlink:type="simple" xlink:show="embed" xlink:actuate="onLoad"/><draw:image xlink:href="./ObjectReplacements/Object 17" xlink:type="simple" xlink:show="embed" xlink:actuate="onLoad"/></draw:frame></text:span></text:span><text:span text:style-name="T22">. This is because the algorithm explores all possible permutations of the characters.</text:span></text:p>
            </text:list-item>
          </text:list>
        </text:list-item>
      </text:list>
      <text:h text:style-name="P9" text:outline-level="3"><text:span text:style-name="T28"/></text:h>
      <text:h text:style-name="P10" text:outline-level="3"><text:span text:style-name="T27">Space Complexity:</text:span></text:h>
      <text:list xml:id="list543570078" text:style-name="L3">
        <text:list-item>
          <text:p text:style-name="P50"><text:span text:style-name="Strong_20_Emphasis"><text:span text:style-name="T24">Recursion Stack</text:span></text:span><text:span text:style-name="T24">: </text:span><text:span text:style-name="T25">(all above approaches)</text:span></text:p>
          <text:list>
            <text:list-item>
              <text:p text:style-name="P40"><draw:frame draw:style-name="fr1" draw:name="Frame12" text:anchor-type="char" svg:width="0.0161in" draw:z-index="32"><draw:text-box fo:min-height="0.0161in"><text:p text:style-name="P31"/></draw:text-box></draw:frame><draw:frame draw:style-name="fr1" draw:name="Frame13" text:anchor-type="char" svg:width="0.0161in" draw:z-index="33"><draw:text-box fo:min-height="0.0161in"><text:p text:style-name="P31"/></draw:text-box></draw:frame>The recursion depth can go up to <text:span text:style-name="T5"><draw:frame draw:style-name="fr3" draw:name="Object33" text:anchor-type="as-char" svg:y="-0.1862in" svg:width="0.2492in" svg:height="0.2311in" draw:z-index="50"><draw:object xlink:href="./Object 33" xlink:type="simple" xlink:show="embed" xlink:actuate="onLoad"/><draw:image xlink:href="./ObjectReplacements/Object 33" xlink:type="simple" xlink:show="embed" xlink:actuate="onLoad"/></draw:frame></text:span>, so the space complexity due to the recursion stack is <draw:frame draw:style-name="fr3" draw:name="Object19" text:anchor-type="as-char" svg:y="-0.1909in" svg:width="0.5752in" svg:height="0.2516in" draw:z-index="36"><draw:object xlink:href="./Object 19" xlink:type="simple" xlink:show="embed" xlink:actuate="onLoad"/><draw:image xlink:href="./ObjectReplacements/Object 19" xlink:type="simple" xlink:show="embed" xlink:actuate="onLoad"/></draw:frame>.</text:p>
            </text:list-item>
          </text:list>
        </text:list-item>
      </text:list>
      <text:p text:style-name="P52"><text:span text:style-name="T6">Brute force: Generating n trees: all possible possible words for each level</text:span></text:p>
      <text:p text:style-name="P52"><text:span text:style-name="T6">Brute force: Generating one tree: all possible words</text:span></text:p>
      <text:list xml:id="list243700678" text:style-name="L6">
        <text:list-item>
          <text:list>
            <text:list-item>
              <text:p text:style-name="P41"><text:span text:style-name="T19">The </text:span><text:span text:style-name="T19"><draw:frame draw:style-name="fr3" draw:name="Object28" text:anchor-type="as-char" svg:y="-0.1862in" svg:width="0.5335in" svg:height="0.2311in" draw:z-index="45"><draw:object xlink:href="./Object 28" xlink:type="simple" xlink:show="embed" xlink:actuate="onLoad"/><draw:image xlink:href="./ObjectReplacements/Object 28" xlink:type="simple" xlink:show="embed" xlink:actuate="onLoad"/></draw:frame></text:span><text:span text:style-name="T32"><text:s/></text:span><text:span text:style-name="T19">array uses </text:span><text:span text:style-name="T19"><draw:frame draw:style-name="fr3" draw:name="Object23" text:anchor-type="as-char" svg:y="-0.1909in" svg:width="0.5791in" svg:height="0.2516in" draw:z-index="40"><draw:object xlink:href="./Object 23" xlink:type="simple" xlink:show="embed" xlink:actuate="onLoad"/><draw:image xlink:href="./ObjectReplacements/Object 23" xlink:type="simple" xlink:show="embed" xlink:actuate="onLoad"/><svg:desc>formula</svg:desc></draw:frame></text:span><text:span text:style-name="T19"> space.</text:span></text:p>
            </text:list-item>
          </text:list>
        </text:list-item>
      </text:list>
      <text:list text:style-name="L8">
        <text:list-item>
          <text:list>
            <text:list-item>
              <text:p text:style-name="P44"><text:span text:style-name="T19">T</text:span>he unordered_set <draw:frame draw:style-name="fr3" draw:name="Object29" text:anchor-type="as-char" svg:y="-0.1862in" svg:width="1.3728in" svg:height="0.2311in" draw:z-index="46"><draw:object xlink:href="./Object 29" xlink:type="simple" xlink:show="embed" xlink:actuate="onLoad"/><draw:image xlink:href="./ObjectReplacements/Object 29" xlink:type="simple" xlink:show="embed" xlink:actuate="onLoad"/></draw:frame><text:s/>uses <draw:frame draw:style-name="fr3" draw:name="Object24" text:anchor-type="as-char" svg:y="-0.1909in" svg:width="0.6673in" svg:height="0.2516in" draw:z-index="41"><draw:object xlink:href="./Object 24" xlink:type="simple" xlink:show="embed" xlink:actuate="onLoad"/><draw:image xlink:href="./ObjectReplacements/Object 24" xlink:type="simple" xlink:show="embed" xlink:actuate="onLoad"/></draw:frame>space</text:p>
            </text:list-item>
          </text:list>
        </text:list-item>
      </text:list>
      <text:list text:continue-list="list243700678" text:style-name="L6">
        <text:list-header>
          <text:p text:style-name="P47">Thus, the <text:span text:style-name="Strong_20_Emphasis"><text:span text:style-name="T21">space complexity</text:span></text:span> is <draw:frame draw:style-name="fr3" draw:name="Object26" text:anchor-type="as-char" svg:y="-0.1909in" svg:width="1.0528in" svg:height="0.2516in" draw:z-index="43"><draw:object xlink:href="./Object 26" xlink:type="simple" xlink:show="embed" xlink:actuate="onLoad"/><draw:image xlink:href="./ObjectReplacements/Object 26" xlink:type="simple" xlink:show="embed" xlink:actuate="onLoad"/><svg:desc>formula</svg:desc></draw:frame>.</text:p>
        </text:list-header>
      </text:list>
      <text:p text:style-name="P52"><text:span text:style-name="T6">Brute force: Generating one tree: all possible words </text:span><text:span text:style-name="T10">using frequency array</text:span></text:p>
      <text:list text:style-name="L5">
        <text:list-item>
          <text:list>
            <text:list-item>
              <text:p text:style-name="P42"><text:span text:style-name="T19">The </text:span><text:span text:style-name="T19"><draw:frame draw:style-name="fr3" draw:name="Object30" text:anchor-type="as-char" svg:y="-0.1862in" svg:width="0.4819in" svg:height="0.2311in" draw:z-index="47"><draw:object xlink:href="./Object 30" xlink:type="simple" xlink:show="embed" xlink:actuate="onLoad"/><draw:image xlink:href="./ObjectReplacements/Object 30" xlink:type="simple" xlink:show="embed" xlink:actuate="onLoad"/></draw:frame></text:span><text:span text:style-name="T32"><text:s/></text:span><text:span text:style-name="T19">array uses </text:span><text:span text:style-name="T19"><draw:frame draw:style-name="fr3" draw:name="Object22" text:anchor-type="as-char" svg:y="-0.1909in" svg:width="1.2862in" svg:height="0.2516in" draw:z-index="39"><draw:object xlink:href="./Object 22" xlink:type="simple" xlink:show="embed" xlink:actuate="onLoad"/><draw:image xlink:href="./ObjectReplacements/Object 22" xlink:type="simple" xlink:show="embed" xlink:actuate="onLoad"/><svg:desc>formula</svg:desc></draw:frame></text:span><text:span text:style-name="T19"> space.</text:span></text:p>
            </text:list-item>
          </text:list>
        </text:list-item>
      </text:list>
      <text:list text:style-name="L7">
        <text:list-item>
          <text:list>
            <text:list-item>
              <text:p text:style-name="P43"><text:span text:style-name="T19">The unordered_set </text:span><text:span text:style-name="T19"><draw:frame draw:style-name="fr3" draw:name="Object31" text:anchor-type="as-char" svg:y="-0.1862in" svg:width="1.3728in" svg:height="0.2311in" draw:z-index="48"><draw:object xlink:href="./Object 31" xlink:type="simple" xlink:show="embed" xlink:actuate="onLoad"/><draw:image xlink:href="./ObjectReplacements/Object 31" xlink:type="simple" xlink:show="embed" xlink:actuate="onLoad"/><svg:desc>formula</svg:desc></draw:frame></text:span><text:span text:style-name="T19">use</text:span>s<text:span text:style-name="T19"> </text:span><text:span text:style-name="T19"><draw:frame draw:style-name="fr3" draw:name="Object25" text:anchor-type="as-char" svg:y="-0.1909in" svg:width="0.6673in" svg:height="0.2516in" draw:z-index="42"><draw:object xlink:href="./Object 25" xlink:type="simple" xlink:show="embed" xlink:actuate="onLoad"/><draw:image xlink:href="./ObjectReplacements/Object 25" xlink:type="simple" xlink:show="embed" xlink:actuate="onLoad"/><svg:desc>formula</svg:desc></draw:frame></text:span><text:span text:style-name="T19">space</text:span></text:p>
            </text:list-item>
          </text:list>
          <text:p text:style-name="P48">Thus, the <text:span text:style-name="Strong_20_Emphasis"><text:span text:style-name="T21">space complexity</text:span></text:span> is <draw:frame draw:style-name="fr3" draw:name="Object27" text:anchor-type="as-char" svg:y="-0.1909in" svg:width="0.9264in" svg:height="0.2516in" draw:z-index="44"><draw:object xlink:href="./Object 27" xlink:type="simple" xlink:show="embed" xlink:actuate="onLoad"/><draw:image xlink:href="./ObjectReplacements/Object 27" xlink:type="simple" xlink:show="embed" xlink:actuate="onLoad"/><svg:desc>formula</svg:desc></draw:frame>.</text:p>
        </text:list-item>
      </text:list>
      <text:p text:style-name="P52"><text:span text:style-name="T12">Space o</text:span><text:span text:style-name="T10">pt</text:span><text:span text:style-name="T11">i</text:span><text:span text:style-name="T10">mization using frequency array</text:span></text:p>
      <text:list text:continue-list="list543570078" text:style-name="L3">
        <text:list-item>
          <text:list>
            <text:list-item>
              <text:p text:style-name="P46"><draw:frame draw:style-name="fr1" draw:name="Frame14" text:anchor-type="char" svg:width="0.0161in" draw:z-index="34"><draw:text-box fo:min-height="0.0161in"><text:p text:style-name="P31"/></draw:text-box></draw:frame><text:span text:style-name="T24">The frequency array </text:span><text:span text:style-name="T25"><draw:frame draw:style-name="fr3" draw:name="Object32" text:anchor-type="as-char" svg:y="-0.1862in" svg:width="0.4819in" svg:height="0.2311in" draw:z-index="49"><draw:object xlink:href="./Object 32" xlink:type="simple" xlink:show="embed" xlink:actuate="onLoad"/><draw:image xlink:href="./ObjectReplacements/Object 32" xlink:type="simple" xlink:show="embed" xlink:actuate="onLoad"/></draw:frame></text:span><text:span text:style-name="T24"><text:s/>uses </text:span><text:span text:style-name="T24"><draw:frame draw:style-name="fr3" draw:name="Object20" text:anchor-type="as-char" svg:y="-0.1909in" svg:width="1.278in" svg:height="0.2516in" draw:z-index="37"><draw:object xlink:href="./Object 20" xlink:type="simple" xlink:show="embed" xlink:actuate="onLoad"/><draw:image xlink:href="./ObjectReplacements/Object 20" xlink:type="simple" xlink:show="embed" xlink:actuate="onLoad"/></draw:frame></text:span><text:span text:style-name="T24"> space.</text:span></text:p>
            </text:list-item>
          </text:list>
        </text:list-item>
      </text:list>
      <text:p text:style-name="P45"><draw:frame draw:style-name="fr1" draw:name="Frame15" text:anchor-type="char" svg:width="0.0161in" draw:z-index="35"><draw:text-box fo:min-height="0.0161in"><text:p text:style-name="P33"/></draw:text-box></draw:frame><text:span text:style-name="T24">Thus, the </text:span><text:span text:style-name="Strong_20_Emphasis"><text:span text:style-name="T24">space complexity</text:span></text:span><text:span text:style-name="T24"> is </text:span><text:span text:style-name="T24"><draw:frame draw:style-name="fr3" draw:name="Object21" text:anchor-type="as-char" svg:y="-0.1909in" svg:width="0.5752in" svg:height="0.2516in" draw:z-index="38"><draw:object xlink:href="./Object 21" xlink:type="simple" xlink:show="embed" xlink:actuate="onLoad"/><draw:image xlink:href="./ObjectReplacements/Object 21" xlink:type="simple" xlink:show="embed" xlink:actuate="onLoad"/></draw:frame></text:span><text:span text:style-name="T24">.</text:span></text:p>
      <text:p text:style-name="P30"><text:span text:style-name="T30">This is an exponential-time algorithm, which is expected given the problem's nature of exploring all possible sequences. For large inputs, th</text:span><text:span text:style-name="T31">e above</text:span><text:span text:style-name="T30"> approach</text:span><text:span text:style-name="T31">es</text:span><text:span text:style-name="T30"> may not be efficient.</text:span></text:p>
      <text:p text:style-name="P51"/>
      <text:h text:style-name="P7" text:outline-level="1">1079. Letter Tile Possibilities</text:h>
      <text:p text:style-name="Standard">/*</text:p>
      <text:p text:style-name="Standard"><text:s text:c="4"/><text:span text:style-name="T6">Time optimization using include/exclude</text:span></text:p>
      <text:p text:style-name="Standard"><text:s text:c="4"/>Time complexity: <draw:frame draw:style-name="fr3" draw:name="Object34" text:anchor-type="as-char" svg:y="-0.2161in" svg:width="1.8252in" svg:height="0.2764in" draw:z-index="51"><draw:object xlink:href="./Object 34" xlink:type="simple" xlink:show="embed" xlink:actuate="onLoad"/><draw:image xlink:href="./ObjectReplacements/Object 34" xlink:type="simple" xlink:show="embed" xlink:actuate="onLoad"/></draw:frame></text:p>
      <text:p text:style-name="Standard"><text:s text:c="4"/>Space complexity: <draw:frame draw:style-name="fr3" draw:name="Object35" text:anchor-type="as-char" svg:y="-0.2161in" svg:width="0.8189in" svg:height="0.2764in" draw:z-index="52"><draw:object xlink:href="./Object 35" xlink:type="simple" xlink:show="embed" xlink:actuate="onLoad"/><draw:image xlink:href="./ObjectReplacements/Object 35" xlink:type="simple" xlink:show="embed" xlink:actuate="onLoad"/></draw:frame></text:p>
      <text:p text:style-name="Standard">*/</text:p>
      <text:p text:style-name="Standard">class Solution{</text:p>
      <text:p text:style-name="Standard"><text:s text:c="4"/>public:</text:p>
      <text:p text:style-name="Standard"><text:s text:c="8"/>int numTilePossibilities(std::string tiles) {</text:p>
      <text:p text:style-name="Standard"><text:s text:c="12"/>int n=tiles.size();</text:p>
      <text:p text:style-name="Standard"/>
      <text:p text:style-name="P14"><text:s text:c="12"/><text:span text:style-name="T6">// Preprocess factoriel computations</text:span> </text:p>
      <text:p text:style-name="P14"><text:s text:c="12"/>std::vector&lt;int&gt; factoriel(n+1,1);</text:p>
      <text:p text:style-name="P14"><text:s text:c="12"/>auto preprocess_factoriel=[&amp;]()-&gt;void{</text:p>
      <text:p text:style-name="P14"><text:s text:c="16"/>for(int i=2;i&lt;=n;++i) factoriel[i]=factoriel[i-1]*i;</text:p>
      <text:p text:style-name="P14"><text:s text:c="12"/>};</text:p>
      <text:p text:style-name="P14"/>
      <text:p text:style-name="P14"><text:s text:c="12"/>preprocess_factoriel();</text:p>
      <text:p text:style-name="Standard"/>
      <text:p text:style-name="Standard"><text:s text:c="9"/><text:span text:style-name="T6"><text:s text:c="3"/>// Sort characters to handle duplicates efficiently</text:span></text:p>
      <text:p text:style-name="Standard"><text:s text:c="12"/>std::sort(tiles.begin(), tiles.end());</text:p>
      <text:p text:style-name="Standard"/>
      <text:p text:style-name="Standard"><text:s text:c="12"/><text:span text:style-name="T6">// To store distinct words</text:span></text:p>
      <text:p text:style-name="Standard"><text:s text:c="12"/>std::unordered_set&lt;std::string&gt; distinct_words;</text:p>
      <text:p text:style-name="Standard"/>
      <text:p text:style-name="P17"><text:s text:c="12"/></text:p>
      <text:p text:style-name="P18"><text:tab/>/<text:span text:style-name="T6">/ Generate all possibilities using include/exclude technique</text:span></text:p>
      <text:p text:style-name="P15"><text:s text:c="12"/>auto generate=[&amp;](std::string cur_word, int i,auto&amp; self)-&gt;int{</text:p>
      <text:p text:style-name="P15"><text:s text:c="16"/></text:p>
      <text:p text:style-name="P16"><text:s text:c="16"/><text:span text:style-name="T6">// Count the number of permutations without repetitions of a word</text:span></text:p>
      <text:p text:style-name="P16"><text:s text:c="16"/>auto count_permutation=[&amp;]()-&gt;int{</text:p>
      <text:p text:style-name="P16"/>
      <text:p text:style-name="P16"><text:s text:c="20"/>std::vector&lt;int&gt; freq(26,0);</text:p>
      <text:p text:style-name="P16"><text:s text:c="20"/>for(auto&amp; c: cur_word) freq[c-'A']++;</text:p>
      <text:p text:style-name="P16"/>
      <text:p text:style-name="P16"><text:s text:c="20"/>int num=factoriel[cur_word.size()];</text:p>
      <text:p text:style-name="P16"><text:s text:c="20"/>int denom=1;</text:p>
      <text:p text:style-name="P16"><text:s text:c="20"/>for(int i=0;i&lt;26;++i){</text:p>
      <text:p text:style-name="P16"><text:s text:c="24"/>denom*=factoriel[freq[i]];</text:p>
      <text:p text:style-name="P16"><text:s text:c="20"/>}</text:p>
      <text:p text:style-name="P16"><text:s text:c="20"/>return num/denom;</text:p>
      <text:p text:style-name="P16"><text:s text:c="16"/>};</text:p>
      <text:p text:style-name="P15"/>
      <text:p text:style-name="P15"><text:s text:c="16"/><text:span text:style-name="T6">// If we reach the last level</text:span></text:p>
      <text:p text:style-name="P15"><text:s text:c="16"/>if(i&gt;=n){</text:p>
      <text:p text:style-name="P15"><text:s text:c="19"/><text:span text:style-name="T6"><text:s/>// If the current word exists, means that we have already computed its number</text:span></text:p>
      <text:p text:style-name="P19"><text:s text:c="20"/>// of <text:span text:style-name="T34">unique </text:span>permut<text:span text:style-name="T34">at</text:span>ions without repetitions</text:p>
      <text:p text:style-name="P15"><text:s text:c="20"/>if(distinct_words.find(cur_word)!=distinct_words.end()) return 0;</text:p>
      <text:p text:style-name="P15"/>
      <text:p text:style-name="P15"><text:s text:c="20"/><text:span text:style-name="T6">// Otherwise:</text:span></text:p>
      <text:p text:style-name="P15"><text:s text:c="20"/>distinct_words.insert(cur_word); <text:s text:c="3"/><text:span text:style-name="T6">// Add it to the set</text:span></text:p>
      <text:p text:style-name="P15"><text:s text:c="20"/>return count_permutation(); <text:s text:c="2"/><text:span text:style-name="T6">// Compute its number of permuta</text:span><text:span text:style-name="T13">t</text:span><text:span text:style-name="T6">ions without repetitions</text:span></text:p>
      <text:p text:style-name="P15"><text:s text:c="16"/>}</text:p>
      <text:p text:style-name="P15"/>
      <text:p text:style-name="P15"><text:s text:c="16"/><text:span text:style-name="T6">// If last level not reached</text:span></text:p>
      <text:p text:style-name="P15"><text:s text:c="16"/>int include=self(cur_word+tiles[i],i+1,self); <text:s/><text:span text:style-name="T6"><text:s/>// Include the current letters </text:span></text:p>
      <text:p text:style-name="P15"><text:s text:c="16"/>int exclude=self(cur_word,i+1,self); <text:s text:c="11"/><text:span text:style-name="T6">// Exclude it</text:span></text:p>
      <text:p text:style-name="P15"/>
      <text:p text:style-name="P15"><text:s text:c="15"/>return include+exclude;</text:p>
      <text:p text:style-name="P15"><text:s text:c="12"/>};</text:p>
      <text:p text:style-name="Standard"><text:s text:c="12"/></text:p>
      <text:p text:style-name="Standard"><text:s text:c="12"/>return generate("",0,generate)-1; <text:span text:style-name="T6">// -1 for empty string</text:span></text:p>
      <text:p text:style-name="Standard"><text:s text:c="8"/>}</text:p>
      <text:p text:style-name="Standard">};</text:p>
      <text:h text:style-name="P13" text:outline-level="4"/>
      <text:h text:style-name="P12" text:outline-level="4"><text:bookmark text:name="complexity-analysis-2"/>Complexity Analysis</text:h>
      <text:p text:style-name="P3">Let <text:span text:style-name="T33">n</text:span> be the length of the input string <text:span text:style-name="Source_20_Text"><text:span text:style-name="T2">tiles</text:span></text:span>.</text:p>
      <text:list xml:id="list3839259357" text:style-name="L9">
        <text:list-item>
          <text:p text:style-name="P54">Time complexity: <text:span text:style-name="T33"><draw:frame draw:style-name="fr3" draw:name="Object36" text:anchor-type="as-char" svg:y="-0.2161in" svg:width="1.8252in" svg:height="0.2764in" draw:z-index="53"><draw:object xlink:href="./Object 36" xlink:type="simple" xlink:show="embed" xlink:actuate="onLoad"/><draw:image xlink:href="./ObjectReplacements/Object 36" xlink:type="simple" xlink:show="embed" xlink:actuate="onLoad"/></draw:frame></text:span></text:p>
          <text:p text:style-name="P54">The time complexity is determined by several components:</text:p>
        </text:list-item>
      </text:list>
      <text:list text:style-name="L10">
        <text:list-item>
          <text:list>
            <text:list-item>
              <text:p text:style-name="P57">initialize the factorial array in <draw:frame draw:style-name="fr3" draw:name="Object44" text:anchor-type="as-char" svg:y="-0.1909in" svg:width="0.5752in" svg:height="0.2516in" draw:z-index="61"><draw:object xlink:href="./Object 44" xlink:type="simple" xlink:show="embed" xlink:actuate="onLoad"/><draw:image xlink:href="./ObjectReplacements/Object 44" xlink:type="simple" xlink:show="embed" xlink:actuate="onLoad"/></draw:frame></text:p>
            </text:list-item>
            <text:list-item>
              <text:p text:style-name="P56">The factorial calculations themselves are <text:span text:style-name="T33"><draw:frame draw:style-name="fr3" draw:name="Object41" text:anchor-type="as-char" svg:y="-0.1909in" svg:width="0.5752in" svg:height="0.2516in" draw:z-index="58"><draw:object xlink:href="./Object 41" xlink:type="simple" xlink:show="embed" xlink:actuate="onLoad"/><draw:image xlink:href="./ObjectReplacements/Object 41" xlink:type="simple" xlink:show="embed" xlink:actuate="onLoad"/></draw:frame></text:span> as they iterate from <text:span text:style-name="T35"><draw:frame draw:style-name="fr3" draw:name="Object42" text:anchor-type="as-char" svg:y="-0.1862in" svg:width="0.2445in" svg:height="0.2311in" draw:z-index="59"><draw:object xlink:href="./Object 42" xlink:type="simple" xlink:show="embed" xlink:actuate="onLoad"/><draw:image xlink:href="./ObjectReplacements/Object 42" xlink:type="simple" xlink:show="embed" xlink:actuate="onLoad"/></draw:frame></text:span> to at most <text:span text:style-name="T33"><draw:frame draw:style-name="fr3" draw:name="Object43" text:anchor-type="as-char" svg:y="-0.1862in" svg:width="0.2492in" svg:height="0.2311in" draw:z-index="60"><draw:object xlink:href="./Object 43" xlink:type="simple" xlink:show="embed" xlink:actuate="onLoad"/><draw:image xlink:href="./ObjectReplacements/Object 43" xlink:type="simple" xlink:show="embed" xlink:actuate="onLoad"/></draw:frame></text:span>.</text:p>
            </text:list-item>
            <text:list-item>
              <text:p text:style-name="P56">The sorting takes<text:span text:style-name="T33"><draw:frame draw:style-name="fr3" draw:name="Object37" text:anchor-type="as-char" svg:y="-0.1909in" svg:width="0.9453in" svg:height="0.2516in" draw:z-index="57"><draw:object xlink:href="./Object 37" xlink:type="simple" xlink:show="embed" xlink:actuate="onLoad"/><draw:image xlink:href="./ObjectReplacements/Object 37" xlink:type="simple" xlink:show="embed" xlink:actuate="onLoad"/></draw:frame></text:span> time.</text:p>
            </text:list-item>
            <text:list-item>
              <text:p text:style-name="P56">In the <text:span text:style-name="Source_20_Text"><text:span text:style-name="T2"><draw:frame draw:style-name="fr3" draw:name="Object53" text:anchor-type="as-char" svg:y="-0.1862in" svg:width="0.8846in" svg:height="0.2311in" draw:z-index="70"><draw:object xlink:href="./Object 53" xlink:type="simple" xlink:show="embed" xlink:actuate="onLoad"/><draw:image xlink:href="./ObjectReplacements/Object 53" xlink:type="simple" xlink:show="embed" xlink:actuate="onLoad"/></draw:frame></text:span></text:span> function, we create a binary recursion tree where at each position we have two choices (include or exclude), leading to <text:span text:style-name="T33"><draw:frame draw:style-name="fr3" draw:name="Object38" text:anchor-type="as-char" svg:y="-0.2161in" svg:width="0.311in" svg:height="0.261in" draw:z-index="54"><draw:object xlink:href="./Object 38" xlink:type="simple" xlink:show="embed" xlink:actuate="onLoad"/><draw:image xlink:href="./ObjectReplacements/Object 38" xlink:type="simple" xlink:show="embed" xlink:actuate="onLoad"/></draw:frame></text:span> possible sequences. For each unique sequence, we calculate permutations which involves iterating over the sequence (<text:span text:style-name="T33"><draw:frame draw:style-name="fr3" draw:name="Object39" text:anchor-type="as-char" svg:y="-0.1909in" svg:width="0.5752in" svg:height="0.2516in" draw:z-index="55"><draw:object xlink:href="./Object 39" xlink:type="simple" xlink:show="embed" xlink:actuate="onLoad"/><draw:image xlink:href="./ObjectReplacements/Object 39" xlink:type="simple" xlink:show="embed" xlink:actuate="onLoad"/></draw:frame></text:span>) and performing factorial calculations (<text:span text:style-name="T33"><draw:frame draw:style-name="fr3" draw:name="Object40" text:anchor-type="as-char" svg:y="-0.1909in" svg:width="0.5752in" svg:height="0.2516in" draw:z-index="56"><draw:object xlink:href="./Object 40" xlink:type="simple" xlink:show="embed" xlink:actuate="onLoad"/><draw:image xlink:href="./ObjectReplacements/Object 40" xlink:type="simple" xlink:show="embed" xlink:actuate="onLoad"/></draw:frame></text:span>).</text:p>
            </text:list-item>
          </text:list>
        </text:list-item>
      </text:list>
      <text:list xml:id="list235439557844074" text:continue-list="list3839259357" text:style-name="L9">
        <text:list-header>
          <text:p text:style-name="P54">Therefore, the dominant factor is generating and processing all possible sequences, giving us a time complexity of <text:span text:style-name="T33"><draw:frame draw:style-name="fr3" draw:name="Object45" text:anchor-type="as-char" svg:y="-0.2161in" svg:width="0.8602in" svg:height="0.2764in" draw:z-index="62"><draw:object xlink:href="./Object 45" xlink:type="simple" xlink:show="embed" xlink:actuate="onLoad"/><draw:image xlink:href="./ObjectReplacements/Object 45" xlink:type="simple" xlink:show="embed" xlink:actuate="onLoad"/></draw:frame></text:span>.</text:p>
        </text:list-header>
        <text:list-item>
          <text:p text:style-name="P54">Space complexity: <text:span text:style-name="T33"><draw:frame draw:style-name="fr3" draw:name="Object46" text:anchor-type="as-char" svg:y="-0.2161in" svg:width="0.8602in" svg:height="0.2764in" draw:z-index="63"><draw:object xlink:href="./Object 46" xlink:type="simple" xlink:show="embed" xlink:actuate="onLoad"/><draw:image xlink:href="./ObjectReplacements/Object 46" xlink:type="simple" xlink:show="embed" xlink:actuate="onLoad"/></draw:frame></text:span></text:p>
          <text:p text:style-name="P54">The space complexity also has multiple components.</text:p>
          <text:list>
            <text:list-item>
              <text:p text:style-name="P53">The recursion stack can go up to depth <text:span text:style-name="T33"><draw:frame draw:style-name="fr3" draw:name="Object47" text:anchor-type="as-char" svg:y="-0.1862in" svg:width="0.2492in" svg:height="0.2311in" draw:z-index="64"><draw:object xlink:href="./Object 47" xlink:type="simple" xlink:show="embed" xlink:actuate="onLoad"/><draw:image xlink:href="./ObjectReplacements/Object 47" xlink:type="simple" xlink:show="embed" xlink:actuate="onLoad"/></draw:frame></text:span>, using <text:span text:style-name="T33"><draw:frame draw:style-name="fr3" draw:name="Object48" text:anchor-type="as-char" svg:y="-0.1909in" svg:width="0.5752in" svg:height="0.2516in" draw:z-index="65"><draw:object xlink:href="./Object 48" xlink:type="simple" xlink:show="embed" xlink:actuate="onLoad"/><draw:image xlink:href="./ObjectReplacements/Object 48" xlink:type="simple" xlink:show="embed" xlink:actuate="onLoad"/></draw:frame></text:span> space.</text:p>
            </text:list-item>
          </text:list>
        </text:list-item>
      </text:list>
      <text:list text:style-name="L11">
        <text:list-item>
          <text:list>
            <text:list-item>
              <text:p text:style-name="P58">The hash set <text:span text:style-name="Source_20_Text"><text:span text:style-name="T2"><draw:frame draw:style-name="fr3" draw:name="Object52" text:anchor-type="as-char" svg:y="-0.1862in" svg:width="1.3728in" svg:height="0.2311in" draw:z-index="69"><draw:object xlink:href="./Object 52" xlink:type="simple" xlink:show="embed" xlink:actuate="onLoad"/><draw:image xlink:href="./ObjectReplacements/Object 52" xlink:type="simple" xlink:show="embed" xlink:actuate="onLoad"/></draw:frame></text:span></text:span> stores unique combinations of characters. In the worst case, with all distinct characters, we could have <text:span text:style-name="T33"><draw:frame draw:style-name="fr3" draw:name="Object49" text:anchor-type="as-char" svg:y="-0.2161in" svg:width="0.311in" svg:height="0.261in" draw:z-index="66"><draw:object xlink:href="./Object 49" xlink:type="simple" xlink:show="embed" xlink:actuate="onLoad"/><draw:image xlink:href="./ObjectReplacements/Object 49" xlink:type="simple" xlink:show="embed" xlink:actuate="onLoad"/></draw:frame></text:span> different combinations as each character can either be included or excluded. Each sequence in the set can be up to length <text:span text:style-name="T33"><draw:frame draw:style-name="fr3" draw:name="Object50" text:anchor-type="as-char" svg:y="-0.1862in" svg:width="0.2492in" svg:height="0.2311in" draw:z-index="67"><draw:object xlink:href="./Object 50" xlink:type="simple" xlink:show="embed" xlink:actuate="onLoad"/><draw:image xlink:href="./ObjectReplacements/Object 50" xlink:type="simple" xlink:show="embed" xlink:actuate="onLoad"/></draw:frame></text:span>. So, the set uses <text:span text:style-name="T33"><draw:frame draw:style-name="fr3" draw:name="Object51" text:anchor-type="as-char" svg:y="-0.2161in" svg:width="0.8602in" svg:height="0.2764in" draw:z-index="68"><draw:object xlink:href="./Object 51" xlink:type="simple" xlink:show="embed" xlink:actuate="onLoad"/><draw:image xlink:href="./ObjectReplacements/Object 51" xlink:type="simple" xlink:show="embed" xlink:actuate="onLoad"/></draw:frame></text:span> space.</text:p>
            </text:list-item>
          </text:list>
        </text:list-item>
      </text:list>
      <text:list text:style-name="L12">
        <text:list-item>
          <text:list>
            <text:list-item>
              <text:p text:style-name="P59">The <text:span text:style-name="Source_20_Text"><text:span text:style-name="T37"><draw:frame draw:style-name="fr3" draw:name="Object54" text:anchor-type="as-char" svg:y="-0.1862in" svg:width="0.4819in" svg:height="0.2311in" draw:z-index="71"><draw:object xlink:href="./Object 54" xlink:type="simple" xlink:show="embed" xlink:actuate="onLoad"/><draw:image xlink:href="./ObjectReplacements/Object 54" xlink:type="simple" xlink:show="embed" xlink:actuate="onLoad"/></draw:frame></text:span></text:span> array <text:span text:style-name="T36">in </text:span><draw:frame draw:style-name="fr3" draw:name="Object56" text:anchor-type="as-char" svg:y="-0.1862in" svg:width="1.7236in" svg:height="0.2311in" draw:z-index="73"><draw:object xlink:href="./Object 55" xlink:type="simple" xlink:show="embed" xlink:actuate="onLoad"/><draw:image xlink:href="./ObjectReplacements/Object 55" xlink:type="simple" xlink:show="embed" xlink:actuate="onLoad"/></draw:frame><text:span text:style-name="Source_20_Text"><text:span text:style-name="T37"><text:s/></text:span></text:span><text:span text:style-name="Source_20_Text"><text:span text:style-name="T29">function</text:span></text:span> is constant space <text:span text:style-name="T33"><draw:frame draw:style-name="fr3" draw:name="Object57" text:anchor-type="as-char" svg:y="-0.1909in" svg:width="0.5689in" svg:height="0.2516in" draw:z-index="72"><draw:object xlink:href="./Object 57" xlink:type="simple" xlink:show="embed" xlink:actuate="onLoad"/><draw:image xlink:href="./ObjectReplacements/Object 57" xlink:type="simple" xlink:show="embed" xlink:actuate="onLoad"/></draw:frame></text:span> as it's always size <text:span text:style-name="T33"><draw:frame draw:style-name="fr3" draw:name="Object55" text:anchor-type="as-char" svg:y="-0.1862in" svg:width="0.3543in" svg:height="0.2311in" draw:z-index="74"><draw:object xlink:href="./Object 56" xlink:type="simple" xlink:show="embed" xlink:actuate="onLoad"/><draw:image xlink:href="./ObjectReplacements/Object 56" xlink:type="simple" xlink:show="embed" xlink:actuate="onLoad"/></draw:frame></text:span>.</text:p>
            </text:list-item>
          </text:list>
        </text:list-item>
      </text:list>
      <text:list text:continue-list="list235439557844074" text:style-name="L9">
        <text:list-header>
          <text:p text:style-name="P54">Thus, the dominant factor is the space needed for storing unique sequences in the <text:span text:style-name="Source_20_Text"><text:span text:style-name="T2">seen</text:span></text:span> set, making the total space complexity<text:span text:style-name="T33"><draw:frame draw:style-name="fr3" draw:name="Object58" text:anchor-type="as-char" svg:y="-0.2161in" svg:width="0.8602in" svg:height="0.2764in" draw:z-index="75"><draw:object xlink:href="./Object 58" xlink:type="simple" xlink:show="embed" xlink:actuate="onLoad"/><draw:image xlink:href="./ObjectReplacements/Object 58" xlink:type="simple" xlink:show="embed" xlink:actuate="onLoad"/></draw:frame></text:span>.</text:p>
        </text:list-header>
      </text:list>
      <text:p text:style-name="P55"><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nter" svg:font-family="Inter, system-ui, apple-system, BlinkMacSystemFont, 'Segoe UI', Roboto, 'Noto Sans', Ubuntu, Cantarell, 'Helvetica Neue', Oxygen, 'Open Sans', sans-serif"/>
    <style:font-face style:name="KaTeX Main" svg:font-family="'KaTeX Main', 'Times New Roman', serif"/>
    <style:font-face style:name="KaTeX Math" svg:font-family="'KaTeX Math'"/>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ds-font-family-code" svg:font-family="'var ds-font-family-cod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Arabic1" style:font-family-complex="'Noto Sans Arabi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Arabic" style:font-family-complex="'Noto Sans Arabic'"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Arabic" style:font-family-complex="'Noto Sans Arab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Arabic" style:font-family-complex="'Noto Sans Arabic'"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Arabic1" style:font-family-complex="'Noto Sans Arabic'"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Arabic1" style:font-family-complex="'Noto Sans Arabic'"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in" fo:margin-right="0in" style:vertical-pos="middle" style:vertical-rel="tex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as-char" svg:y="0in" style:wrap="none" style:vertical-pos="middle" style:vertical-rel="line"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page-number text:select-page="current">8</text:page-number>/<text:page-count>1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7T11:58:32.129110806</meta:creation-date>
    <dc:date>2025-02-17T23:54:38.330364937</dc:date>
    <meta:editing-duration>PT4H14M41S</meta:editing-duration>
    <meta:editing-cycles>22</meta:editing-cycles>
    <meta:generator>LibreOffice/24.2.7.2$Linux_X86_64 LibreOffice_project/420$Build-2</meta:generator>
    <meta:document-statistic meta:table-count="0" meta:image-count="3" meta:object-count="58" meta:page-count="11" meta:paragraph-count="265" meta:word-count="1355" meta:character-count="11553" meta:non-whitespace-character-count="7933"/>
  </office:meta>
</office:document-meta>
</file>

<file path=Object 1/content.xml><?xml version="1.0" encoding="utf-8"?>
<math xmlns="http://www.w3.org/1998/Math/MathML" display="block">
  <semantics>
    <mrow>
      <mi>O</mi>
      <mrow>
        <mo fence="true" form="prefix" stretchy="false">(</mo>
        <mrow>
          <mrow>
            <mi>n</mi>
            <mrow>
              <mi>!</mi>
              <mo stretchy="false">×</mo>
              <mrow>
                <munderover>
                  <mo stretchy="false">∑</mo>
                  <mrow>
                    <mi>k</mi>
                    <mo stretchy="false">=</mo>
                    <mn>1</mn>
                  </mrow>
                  <mi>n</mi>
                </munderover>
                <mfrac>
                  <mtext>    1</mtext>
                  <mrow>
                    <mrow>
                      <mo fence="true" form="prefix" stretchy="false">(</mo>
                      <mrow>
                        <mrow>
                          <mi>n</mi>
                          <mo stretchy="false">−</mo>
                          <mi>k</mi>
                        </mrow>
                      </mrow>
                      <mo fence="true" form="postfix" stretchy="false">)</mo>
                    </mrow>
                    <mi>!</mi>
                  </mrow>
                </mfrac>
              </mrow>
            </mrow>
          </mrow>
        </mrow>
        <mo fence="true" form="postfix" stretchy="false">)</mo>
      </mrow>
    </mrow>
    <annotation encoding="StarMath 5.0">O(n! times sum from{k=1} to{n} { {"    1"} over {(n-k)!}} )</annotation>
  </semantics>
</math>
</file>

<file path=Object 10/content.xml><?xml version="1.0" encoding="utf-8"?>
<math xmlns="http://www.w3.org/1998/Math/MathML" display="block">
  <semantics>
    <mrow>
      <mi>P</mi>
      <mrow>
        <mo fence="true" form="prefix" stretchy="false">(</mo>
        <mrow>
          <mrow>
            <mi>n</mi>
            <mi>,</mi>
            <mi>k</mi>
          </mrow>
        </mrow>
        <mo fence="true" form="postfix" stretchy="false">)</mo>
      </mrow>
    </mrow>
    <annotation encoding="StarMath 5.0">P(n,k)</annotation>
  </semantics>
</math>
</file>

<file path=Object 11/content.xml><?xml version="1.0" encoding="utf-8"?>
<math xmlns="http://www.w3.org/1998/Math/MathML" display="block">
  <semantics>
    <mi>n</mi>
    <annotation encoding="StarMath 5.0">n</annotation>
  </semantics>
</math>
</file>

<file path=Object 12/content.xml><?xml version="1.0" encoding="utf-8"?>
<math xmlns="http://www.w3.org/1998/Math/MathML" display="block">
  <semantics>
    <mrow>
      <mi>n</mi>
      <mi>!</mi>
    </mrow>
    <annotation encoding="StarMath 5.0">n!</annotation>
  </semantics>
</math>
</file>

<file path=Object 13/content.xml><?xml version="1.0" encoding="utf-8"?>
<math xmlns="http://www.w3.org/1998/Math/MathML" display="block">
  <semantics>
    <mi>n</mi>
    <annotation encoding="StarMath 5.0">n</annotation>
  </semantics>
</math>
</file>

<file path=Object 14/content.xml><?xml version="1.0" encoding="utf-8"?>
<math xmlns="http://www.w3.org/1998/Math/MathML" display="block">
  <semantics>
    <mrow>
      <mi>P</mi>
      <mrow>
        <mrow>
          <mo fence="true" form="prefix" stretchy="false">(</mo>
          <mrow>
            <mrow>
              <mi>n</mi>
              <mi>,</mi>
              <mi>k</mi>
            </mrow>
          </mrow>
          <mo fence="true" form="postfix" stretchy="false">)</mo>
        </mrow>
        <mo stretchy="false">=</mo>
        <mfrac>
          <mtext>    n!</mtext>
          <mrow>
            <mrow>
              <mo fence="true" form="prefix" stretchy="false">(</mo>
              <mrow>
                <mrow>
                  <mi>n</mi>
                  <mi>−</mi>
                  <mi>k</mi>
                </mrow>
              </mrow>
              <mo fence="true" form="postfix" stretchy="false">)</mo>
            </mrow>
            <mi>!</mi>
          </mrow>
        </mfrac>
      </mrow>
    </mrow>
    <annotation encoding="StarMath 5.0">P(n,k)={"    n!"} over {(n−k)!}</annotation>
  </semantics>
</math>
</file>

<file path=Object 15/content.xml><?xml version="1.0" encoding="utf-8"?>
<math xmlns="http://www.w3.org/1998/Math/MathML" display="block">
  <semantics>
    <mrow>
      <mi>O</mi>
      <mrow>
        <mo fence="true" form="prefix" stretchy="false">(</mo>
        <mrow>
          <mrow>
            <mi>n</mi>
            <mi>!</mi>
          </mrow>
        </mrow>
        <mo fence="true" form="postfix" stretchy="false">)</mo>
      </mrow>
    </mrow>
    <annotation encoding="StarMath 5.0">O(n!)</annotation>
  </semantics>
</math>
</file>

<file path=Object 16/content.xml><?xml version="1.0" encoding="utf-8"?>
<math xmlns="http://www.w3.org/1998/Math/MathML" display="block">
  <semantics>
    <mi>n</mi>
    <annotation encoding="StarMath 5.0">n</annotation>
  </semantics>
</math>
</file>

<file path=Object 17/content.xml><?xml version="1.0" encoding="utf-8"?>
<math xmlns="http://www.w3.org/1998/Math/MathML" display="block">
  <semantics>
    <mi mathvariant="italic">tiles</mi>
    <annotation encoding="StarMath 5.0">tiles</annotation>
  </semantics>
</math>
</file>

<file path=Object 18/content.xml><?xml version="1.0" encoding="utf-8"?>
<math xmlns="http://www.w3.org/1998/Math/MathML" display="block">
  <semantics>
    <mi mathvariant="italic">tiles</mi>
    <annotation encoding="StarMath 5.0">tiles</annotation>
  </semantics>
</math>
</file>

<file path=Object 19/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2/content.xml><?xml version="1.0" encoding="utf-8"?>
<math xmlns="http://www.w3.org/1998/Math/MathML" display="block">
  <semantics>
    <mi mathvariant="italic">freq</mi>
    <annotation encoding="StarMath 5.0">freq</annotation>
  </semantics>
</math>
</file>

<file path=Object 20/content.xml><?xml version="1.0" encoding="utf-8"?>
<math xmlns="http://www.w3.org/1998/Math/MathML" display="block">
  <semantics>
    <mrow>
      <mi>O</mi>
      <mrow>
        <mrow>
          <mo fence="true" form="prefix" stretchy="false">(</mo>
          <mrow>
            <mn>26</mn>
          </mrow>
          <mo fence="true" form="postfix" stretchy="false">)</mo>
        </mrow>
        <mo stretchy="false">=</mo>
        <mi>O</mi>
      </mrow>
      <mrow>
        <mo fence="true" form="prefix" stretchy="false">(</mo>
        <mrow>
          <mn>1</mn>
        </mrow>
        <mo fence="true" form="postfix" stretchy="false">)</mo>
      </mrow>
    </mrow>
    <annotation encoding="StarMath 5.0">O(26)=O(1)</annotation>
  </semantics>
</math>
</file>

<file path=Object 21/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22/content.xml><?xml version="1.0" encoding="utf-8"?>
<math xmlns="http://www.w3.org/1998/Math/MathML" display="block">
  <semantics>
    <mrow>
      <mi>O</mi>
      <mrow>
        <mrow>
          <mo fence="true" form="prefix" stretchy="false">(</mo>
          <mrow>
            <mn>26</mn>
          </mrow>
          <mo fence="true" form="postfix" stretchy="false">)</mo>
        </mrow>
        <mo stretchy="false">=</mo>
        <mi>O</mi>
      </mrow>
      <mrow>
        <mo fence="true" form="prefix" stretchy="false">(</mo>
        <mrow>
          <mn>1</mn>
        </mrow>
        <mo fence="true" form="postfix" stretchy="false">)</mo>
      </mrow>
    </mrow>
    <annotation encoding="StarMath 5.0">O(26)=O(1)</annotation>
  </semantics>
</math>
</file>

<file path=Object 23/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24/content.xml><?xml version="1.0" encoding="utf-8"?>
<math xmlns="http://www.w3.org/1998/Math/MathML" display="block">
  <semantics>
    <mrow>
      <mi>O</mi>
      <mrow>
        <mo fence="true" form="prefix" stretchy="false">(</mo>
        <mrow>
          <mrow>
            <mi>n</mi>
            <mi>!</mi>
          </mrow>
        </mrow>
        <mo fence="true" form="postfix" stretchy="false">)</mo>
      </mrow>
    </mrow>
    <annotation encoding="StarMath 5.0">O(n!) </annotation>
  </semantics>
</math>
</file>

<file path=Object 25/content.xml><?xml version="1.0" encoding="utf-8"?>
<math xmlns="http://www.w3.org/1998/Math/MathML" display="block">
  <semantics>
    <mrow>
      <mi>O</mi>
      <mrow>
        <mo fence="true" form="prefix" stretchy="false">(</mo>
        <mrow>
          <mrow>
            <mi>n</mi>
            <mi>!</mi>
          </mrow>
        </mrow>
        <mo fence="true" form="postfix" stretchy="false">)</mo>
      </mrow>
    </mrow>
    <annotation encoding="StarMath 5.0">O(n!) </annotation>
  </semantics>
</math>
</file>

<file path=Object 26/content.xml><?xml version="1.0" encoding="utf-8"?>
<math xmlns="http://www.w3.org/1998/Math/MathML" display="block">
  <semantics>
    <mrow>
      <mi>O</mi>
      <mrow>
        <mo fence="true" form="prefix" stretchy="false">(</mo>
        <mrow>
          <mrow>
            <mn>2</mn>
            <mrow>
              <mi>n</mi>
              <mo stretchy="false">+</mo>
              <mi>n</mi>
            </mrow>
            <mi>!</mi>
          </mrow>
        </mrow>
        <mo fence="true" form="postfix" stretchy="false">)</mo>
      </mrow>
    </mrow>
    <annotation encoding="StarMath 5.0">O(2n+n!)</annotation>
  </semantics>
</math>
</file>

<file path=Object 27/content.xml><?xml version="1.0" encoding="utf-8"?>
<math xmlns="http://www.w3.org/1998/Math/MathML" display="block">
  <semantics>
    <mrow>
      <mi>O</mi>
      <mrow>
        <mo fence="true" form="prefix" stretchy="false">(</mo>
        <mrow>
          <mrow>
            <mrow>
              <mi>n</mi>
              <mo stretchy="false">+</mo>
              <mi>n</mi>
            </mrow>
            <mi>!</mi>
          </mrow>
        </mrow>
        <mo fence="true" form="postfix" stretchy="false">)</mo>
      </mrow>
    </mrow>
    <annotation encoding="StarMath 5.0">O(n+n!)</annotation>
  </semantics>
</math>
</file>

<file path=Object 28/content.xml><?xml version="1.0" encoding="utf-8"?>
<math xmlns="http://www.w3.org/1998/Math/MathML" display="block">
  <semantics>
    <mi mathvariant="italic">used</mi>
    <annotation encoding="StarMath 5.0">used</annotation>
  </semantics>
</math>
</file>

<file path=Object 29/content.xml><?xml version="1.0" encoding="utf-8"?>
<math xmlns="http://www.w3.org/1998/Math/MathML" display="block">
  <semantics>
    <mtext>distinct_words</mtext>
    <annotation encoding="StarMath 5.0">"distinct_words"</annotation>
  </semantics>
</math>
</file>

<file path=Object 3/content.xml><?xml version="1.0" encoding="utf-8"?>
<math xmlns="http://www.w3.org/1998/Math/MathML" display="block">
  <semantics>
    <mrow>
      <mi>O</mi>
      <mrow>
        <mo fence="true" form="prefix" stretchy="false">(</mo>
        <mrow>
          <mrow>
            <mi>n</mi>
            <mi>!</mi>
          </mrow>
        </mrow>
        <mo fence="true" form="postfix" stretchy="false">)</mo>
      </mrow>
    </mrow>
    <annotation encoding="StarMath 5.0">O(n!)</annotation>
  </semantics>
</math>
</file>

<file path=Object 30/content.xml><?xml version="1.0" encoding="utf-8"?>
<math xmlns="http://www.w3.org/1998/Math/MathML" display="block">
  <semantics>
    <mi mathvariant="italic">freq</mi>
    <annotation encoding="StarMath 5.0">freq</annotation>
  </semantics>
</math>
</file>

<file path=Object 31/content.xml><?xml version="1.0" encoding="utf-8"?>
<math xmlns="http://www.w3.org/1998/Math/MathML" display="block">
  <semantics>
    <mtext>distinct_words</mtext>
    <annotation encoding="StarMath 5.0">"distinct_words"</annotation>
  </semantics>
</math>
</file>

<file path=Object 32/content.xml><?xml version="1.0" encoding="utf-8"?>
<math xmlns="http://www.w3.org/1998/Math/MathML" display="block">
  <semantics>
    <mi mathvariant="italic">freq</mi>
    <annotation encoding="StarMath 5.0">freq</annotation>
  </semantics>
</math>
</file>

<file path=Object 33/content.xml><?xml version="1.0" encoding="utf-8"?>
<math xmlns="http://www.w3.org/1998/Math/MathML" display="block">
  <semantics>
    <mi>n</mi>
    <annotation encoding="StarMath 5.0">n</annotation>
  </semantics>
</math>
</file>

<file path=Object 34/content.xml><?xml version="1.0" encoding="utf-8"?>
<math xmlns="http://www.w3.org/1998/Math/MathML" display="block">
  <semantics>
    <mrow>
      <mi>O</mi>
      <mrow>
        <mo fence="true" form="prefix" stretchy="false">(</mo>
        <mrow>
          <mrow>
            <mn>2</mn>
            <mrow>
              <mi>n</mi>
              <mo stretchy="false">+</mo>
              <mi mathvariant="italic">nlogn</mi>
              <mo stretchy="false">+</mo>
              <mi>n</mi>
            </mrow>
            <msup>
              <mn>.2</mn>
              <mi>n</mi>
            </msup>
          </mrow>
        </mrow>
        <mo fence="true" form="postfix" stretchy="false">)</mo>
      </mrow>
    </mrow>
    <annotation encoding="StarMath 5.0">O(2n+nlogn+n.2^n)</annotation>
  </semantics>
</math>
</file>

<file path=Object 35/content.xml><?xml version="1.0" encoding="utf-8"?>
<math xmlns="http://www.w3.org/1998/Math/MathML" display="block">
  <semantics>
    <mrow>
      <mi>O</mi>
      <mrow>
        <mo fence="true" form="prefix" stretchy="false">(</mo>
        <mrow>
          <mrow>
            <mi>n</mi>
            <msup>
              <mn>.2</mn>
              <mi>n</mi>
            </msup>
          </mrow>
        </mrow>
        <mo fence="true" form="postfix" stretchy="false">)</mo>
      </mrow>
    </mrow>
    <annotation encoding="StarMath 5.0">O(n.2^n)</annotation>
  </semantics>
</math>
</file>

<file path=Object 36/content.xml><?xml version="1.0" encoding="utf-8"?>
<math xmlns="http://www.w3.org/1998/Math/MathML" display="block">
  <semantics>
    <mrow>
      <mi>O</mi>
      <mrow>
        <mo fence="true" form="prefix" stretchy="false">(</mo>
        <mrow>
          <mrow>
            <mn>2</mn>
            <mrow>
              <mi>n</mi>
              <mo stretchy="false">+</mo>
              <mi mathvariant="italic">nlogn</mi>
              <mo stretchy="false">+</mo>
              <mi>n</mi>
            </mrow>
            <msup>
              <mn>.2</mn>
              <mi>n</mi>
            </msup>
          </mrow>
        </mrow>
        <mo fence="true" form="postfix" stretchy="false">)</mo>
      </mrow>
    </mrow>
    <annotation encoding="StarMath 5.0">O(2n+nlogn+n.2^n)</annotation>
  </semantics>
</math>
</file>

<file path=Object 37/content.xml><?xml version="1.0" encoding="utf-8"?>
<math xmlns="http://www.w3.org/1998/Math/MathML" display="block">
  <semantics>
    <mrow>
      <mi>O</mi>
      <mrow>
        <mo fence="true" form="prefix" stretchy="false">(</mo>
        <mrow>
          <mi mathvariant="italic">nlogn</mi>
        </mrow>
        <mo fence="true" form="postfix" stretchy="false">)</mo>
      </mrow>
    </mrow>
    <annotation encoding="StarMath 5.0"> O(nlogn)</annotation>
  </semantics>
</math>
</file>

<file path=Object 38/content.xml><?xml version="1.0" encoding="utf-8"?>
<math xmlns="http://www.w3.org/1998/Math/MathML" display="block">
  <semantics>
    <msup>
      <mn>2</mn>
      <mi>n</mi>
    </msup>
    <annotation encoding="StarMath 5.0">2^n</annotation>
  </semantics>
</math>
</file>

<file path=Object 39/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4/content.xml><?xml version="1.0" encoding="utf-8"?>
<math xmlns="http://www.w3.org/1998/Math/MathML" display="block">
  <semantics>
    <mn>26</mn>
    <annotation encoding="StarMath 5.0">26</annotation>
  </semantics>
</math>
</file>

<file path=Object 40/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41/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42/content.xml><?xml version="1.0" encoding="utf-8"?>
<math xmlns="http://www.w3.org/1998/Math/MathML" display="block">
  <semantics>
    <mn>2</mn>
    <annotation encoding="StarMath 5.0">2</annotation>
  </semantics>
</math>
</file>

<file path=Object 43/content.xml><?xml version="1.0" encoding="utf-8"?>
<math xmlns="http://www.w3.org/1998/Math/MathML" display="block">
  <semantics>
    <mi>n</mi>
    <annotation encoding="StarMath 5.0">n</annotation>
  </semantics>
</math>
</file>

<file path=Object 44/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45/content.xml><?xml version="1.0" encoding="utf-8"?>
<math xmlns="http://www.w3.org/1998/Math/MathML" display="block">
  <semantics>
    <mrow>
      <mi>O</mi>
      <mrow>
        <mo fence="true" form="prefix" stretchy="false">(</mo>
        <mrow>
          <mrow>
            <msup>
              <mn>2</mn>
              <mi>n</mi>
            </msup>
            <mi>⋅</mi>
            <mi>n</mi>
          </mrow>
        </mrow>
        <mo fence="true" form="postfix" stretchy="false">)</mo>
      </mrow>
    </mrow>
    <annotation encoding="StarMath 5.0">O(2^n⋅n)</annotation>
  </semantics>
</math>
</file>

<file path=Object 46/content.xml><?xml version="1.0" encoding="utf-8"?>
<math xmlns="http://www.w3.org/1998/Math/MathML" display="block">
  <semantics>
    <mrow>
      <mi>O</mi>
      <mrow>
        <mo fence="true" form="prefix" stretchy="false">(</mo>
        <mrow>
          <mrow>
            <msup>
              <mn>2</mn>
              <mi>n</mi>
            </msup>
            <mi>⋅</mi>
            <mi>n</mi>
          </mrow>
        </mrow>
        <mo fence="true" form="postfix" stretchy="false">)</mo>
      </mrow>
    </mrow>
    <annotation encoding="StarMath 5.0">O(2^n⋅n)</annotation>
  </semantics>
</math>
</file>

<file path=Object 47/content.xml><?xml version="1.0" encoding="utf-8"?>
<math xmlns="http://www.w3.org/1998/Math/MathML" display="block">
  <semantics>
    <mi>n</mi>
    <annotation encoding="StarMath 5.0">n</annotation>
  </semantics>
</math>
</file>

<file path=Object 48/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49/content.xml><?xml version="1.0" encoding="utf-8"?>
<math xmlns="http://www.w3.org/1998/Math/MathML" display="block">
  <semantics>
    <msup>
      <mn>2</mn>
      <mi>n</mi>
    </msup>
    <annotation encoding="StarMath 5.0">2^n</annotation>
  </semantics>
</math>
</file>

<file path=Object 5/content.xml><?xml version="1.0" encoding="utf-8"?>
<math xmlns="http://www.w3.org/1998/Math/MathML" display="block">
  <semantics>
    <mn>0</mn>
    <annotation encoding="StarMath 5.0">0</annotation>
  </semantics>
</math>
</file>

<file path=Object 50/content.xml><?xml version="1.0" encoding="utf-8"?>
<math xmlns="http://www.w3.org/1998/Math/MathML" display="block">
  <semantics>
    <mi>n</mi>
    <annotation encoding="StarMath 5.0">n</annotation>
  </semantics>
</math>
</file>

<file path=Object 51/content.xml><?xml version="1.0" encoding="utf-8"?>
<math xmlns="http://www.w3.org/1998/Math/MathML" display="block">
  <semantics>
    <mrow>
      <mi>O</mi>
      <mrow>
        <mo fence="true" form="prefix" stretchy="false">(</mo>
        <mrow>
          <mrow>
            <msup>
              <mn>2</mn>
              <mi>n</mi>
            </msup>
            <mi>⋅</mi>
            <mi>n</mi>
          </mrow>
        </mrow>
        <mo fence="true" form="postfix" stretchy="false">)</mo>
      </mrow>
    </mrow>
    <annotation encoding="StarMath 5.0">O(2^n⋅n)</annotation>
  </semantics>
</math>
</file>

<file path=Object 52/content.xml><?xml version="1.0" encoding="utf-8"?>
<math xmlns="http://www.w3.org/1998/Math/MathML" display="block">
  <semantics>
    <mtext>distinct_words</mtext>
    <annotation encoding="StarMath 5.0">"distinct_words"</annotation>
  </semantics>
</math>
</file>

<file path=Object 53/content.xml><?xml version="1.0" encoding="utf-8"?>
<math xmlns="http://www.w3.org/1998/Math/MathML" display="block">
  <semantics>
    <mi mathvariant="italic">generate</mi>
    <annotation encoding="StarMath 5.0">generate</annotation>
  </semantics>
</math>
</file>

<file path=Object 54/content.xml><?xml version="1.0" encoding="utf-8"?>
<math xmlns="http://www.w3.org/1998/Math/MathML" display="block">
  <semantics>
    <mi mathvariant="italic">freq</mi>
    <annotation encoding="StarMath 5.0">freq</annotation>
  </semantics>
</math>
</file>

<file path=Object 55/content.xml><?xml version="1.0" encoding="utf-8"?>
<math xmlns="http://www.w3.org/1998/Math/MathML" display="block">
  <semantics>
    <mtext>count_permutation</mtext>
    <annotation encoding="StarMath 5.0">"count_permutation"</annotation>
  </semantics>
</math>
</file>

<file path=Object 56/content.xml><?xml version="1.0" encoding="utf-8"?>
<math xmlns="http://www.w3.org/1998/Math/MathML" display="block">
  <semantics>
    <mn>26</mn>
    <annotation encoding="StarMath 5.0">26</annotation>
  </semantics>
</math>
</file>

<file path=Object 57/content.xml><?xml version="1.0" encoding="utf-8"?>
<math xmlns="http://www.w3.org/1998/Math/MathML" display="block">
  <semantics>
    <mrow>
      <mi>O</mi>
      <mrow>
        <mo fence="true" form="prefix" stretchy="false">(</mo>
        <mrow>
          <mn>1</mn>
        </mrow>
        <mo fence="true" form="postfix" stretchy="false">)</mo>
      </mrow>
    </mrow>
    <annotation encoding="StarMath 5.0">O(1)</annotation>
  </semantics>
</math>
</file>

<file path=Object 58/content.xml><?xml version="1.0" encoding="utf-8"?>
<math xmlns="http://www.w3.org/1998/Math/MathML" display="block">
  <semantics>
    <mrow>
      <mi>O</mi>
      <mrow>
        <mo fence="true" form="prefix" stretchy="false">(</mo>
        <mrow>
          <mrow>
            <msup>
              <mn>2</mn>
              <mi>n</mi>
            </msup>
            <mi>⋅</mi>
            <mi>n</mi>
          </mrow>
        </mrow>
        <mo fence="true" form="postfix" stretchy="false">)</mo>
      </mrow>
    </mrow>
    <annotation encoding="StarMath 5.0"> O(2^n⋅n)</annotation>
  </semantics>
</math>
</file>

<file path=Object 6/content.xml><?xml version="1.0" encoding="utf-8"?>
<math xmlns="http://www.w3.org/1998/Math/MathML" display="block">
  <semantics>
    <mn>1</mn>
    <annotation encoding="StarMath 5.0">1</annotation>
  </semantics>
</math>
</file>

<file path=Object 7/content.xml><?xml version="1.0" encoding="utf-8"?>
<math xmlns="http://www.w3.org/1998/Math/MathML" display="block">
  <semantics>
    <mi>n</mi>
    <annotation encoding="StarMath 5.0">n</annotation>
  </semantics>
</math>
</file>

<file path=Object 8/content.xml><?xml version="1.0" encoding="utf-8"?>
<math xmlns="http://www.w3.org/1998/Math/MathML" display="block">
  <semantics>
    <mi>n</mi>
    <annotation encoding="StarMath 5.0">n</annotation>
  </semantics>
</math>
</file>

<file path=Object 9/content.xml><?xml version="1.0" encoding="utf-8"?>
<math xmlns="http://www.w3.org/1998/Math/MathML" display="block">
  <semantics>
    <mrow>
      <mrow>
        <munderover>
          <mo stretchy="false">∑</mo>
          <mrow>
            <mi>k</mi>
            <mo stretchy="false">=</mo>
            <mn>1</mn>
          </mrow>
          <mi>n</mi>
        </munderover>
        <mi>P</mi>
      </mrow>
      <mrow>
        <mo fence="true" form="prefix" stretchy="false">(</mo>
        <mrow>
          <mrow>
            <mi>n</mi>
            <mi>,</mi>
            <mi>k</mi>
          </mrow>
        </mrow>
        <mo fence="true" form="postfix" stretchy="false">)</mo>
      </mrow>
    </mrow>
    <annotation encoding="StarMath 5.0">sum from{k=1} to{n} P(n,k) </annotation>
  </semantics>
</math>
</file>